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256in"/>
    </style:style>
    <style:style style:name="co2" style:family="table-column">
      <style:table-column-properties fo:break-before="auto" style:column-width="3.6874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2.854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1.6146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8" table:default-cell-style-name="ce2"/>
        <table:table-row table:style-name="ro1">
          <table:table-cell/>
          <table:table-cell office:value-type="string">
            <text:p>TOTAL TRAFFIC - METRIC T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(excluding bunkers &amp; supplies and passenger vehicle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yhan</text:p>
          </table:table-cell>
          <table:table-cell office:value-type="string">
            <text:p>Turkey</text:p>
          </table:table-cell>
          <table:table-cell office:value-type="float" office:value="2729161">
            <text:p>2729161</text:p>
          </table:table-cell>
          <table:table-cell/>
          <table:table-cell table:formula="of:=VLOOKUP([.B4];['file:///home/stefano/Desktop/htdocs/GenoaPortStats/top61/coordinates.ods'#$coordinates.$A$2:.$F$127];6)" office:value-type="string" office:string-value="35.8331,37.0562">
            <text:p>35.8331,37.05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Ceyhan&quot;,&quot;quantity&quot;:2729161}, &quot;geometry&quot;: { &quot;type&quot;: &quot;Point&quot;, &quot;coordinates&quot;: [35.8331,37.0562] }}">
            <text:p>{"type": "Feature", "properties": {"name":"Ceyhan","quantity":2729161}, "geometry": { "type": "Point", "coordinates": [35.8331,37.0562] }}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aranto</text:p>
          </table:table-cell>
          <table:table-cell office:value-type="string">
            <text:p>Italy</text:p>
          </table:table-cell>
          <table:table-cell office:value-type="float" office:value="2265449">
            <text:p>2265449</text:p>
          </table:table-cell>
          <table:table-cell/>
          <table:table-cell table:formula="of:=VLOOKUP([.B5];['file:///home/stefano/Desktop/htdocs/GenoaPortStats/top61/coordinates.ods'#$coordinates.$A$2:.$F$127];6)" office:value-type="string" office:string-value="17.2997,40.4618">
            <text:p>17.2997,40.46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Taranto&quot;,&quot;quantity&quot;:2265449}, &quot;geometry&quot;: { &quot;type&quot;: &quot;Point&quot;, &quot;coordinates&quot;: [17.2997,40.4618] }}">
            <text:p>{"type": "Feature", "properties": {"name":"Taranto","quantity":2265449}, "geometry": { "type": "Point", "coordinates": [17.2997,40.4618] }}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erdeen</text:p>
          </table:table-cell>
          <table:table-cell office:value-type="string">
            <text:p>Scotland</text:p>
          </table:table-cell>
          <table:table-cell office:value-type="float" office:value="2044106">
            <text:p>2044106</text:p>
          </table:table-cell>
          <table:table-cell/>
          <table:table-cell table:formula="of:=VLOOKUP([.B6];['file:///home/stefano/Desktop/htdocs/GenoaPortStats/top61/coordinates.ods'#$coordinates.$A$2:.$F$127];6)" office:value-type="string" office:string-value="-2.0913745,57.1452452">
            <text:p>-2.0913745,57.145245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Aberdeen&quot;,&quot;quantity&quot;:2044106}, &quot;geometry&quot;: { &quot;type&quot;: &quot;Point&quot;, &quot;coordinates&quot;: [-2.0913745,57.1452452] }}">
            <text:p>{"type": "Feature", "properties": {"name":"Aberdeen","quantity":2044106}, "geometry": { "type": "Point", "coordinates": [-2.0913745,57.1452452] }}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ovorossiysk</text:p>
          </table:table-cell>
          <table:table-cell office:value-type="string">
            <text:p>Russia</text:p>
          </table:table-cell>
          <table:table-cell office:value-type="float" office:value="1833746">
            <text:p>1833746</text:p>
          </table:table-cell>
          <table:table-cell/>
          <table:table-cell table:formula="of:=VLOOKUP([.B7];['file:///home/stefano/Desktop/htdocs/GenoaPortStats/top61/coordinates.ods'#$coordinates.$A$2:.$F$127];6)" office:value-type="string" office:string-value="37.7874,44.7108">
            <text:p>37.7874,44.710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Novorossiysk&quot;,&quot;quantity&quot;:1833746}, &quot;geometry&quot;: { &quot;type&quot;: &quot;Point&quot;, &quot;coordinates&quot;: [37.7874,44.7108] }}">
            <text:p>{"type": "Feature", "properties": {"name":"Novorossiysk","quantity":1833746}, "geometry": { "type": "Point", "coordinates": [37.7874,44.7108] }}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office:value-type="float" office:value="1487159">
            <text:p>1487159</text:p>
          </table:table-cell>
          <table:table-cell/>
          <table:table-cell table:formula="of:=VLOOKUP([.B8];['file:///home/stefano/Desktop/htdocs/GenoaPortStats/top61/coordinates.ods'#$coordinates.$A$2:.$F$127];6)" office:value-type="string" office:string-value="9.096,39.2204">
            <text:p>9.096,39.220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Cagliari&quot;,&quot;quantity&quot;:1487159}, &quot;geometry&quot;: { &quot;type&quot;: &quot;Point&quot;, &quot;coordinates&quot;: [9.096,39.2204] }}">
            <text:p>{"type": "Feature", "properties": {"name":"Cagliari","quantity":1487159}, "geometry": { "type": "Point", "coordinates": [9.096,39.2204] }}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orto Torres</text:p>
          </table:table-cell>
          <table:table-cell office:value-type="string">
            <text:p>Italy</text:p>
          </table:table-cell>
          <table:table-cell office:value-type="float" office:value="1334059">
            <text:p>1334059</text:p>
          </table:table-cell>
          <table:table-cell/>
          <table:table-cell table:formula="of:=VLOOKUP([.B9];['file:///home/stefano/Desktop/htdocs/GenoaPortStats/top61/coordinates.ods'#$coordinates.$A$2:.$F$127];6)" office:value-type="string" office:string-value="8.3338,40.9513">
            <text:p>8.3338,40.951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Porto Torres&quot;,&quot;quantity&quot;:1334059}, &quot;geometry&quot;: { &quot;type&quot;: &quot;Point&quot;, &quot;coordinates&quot;: [8.3338,40.9513] }}">
            <text:p>{"type": "Feature", "properties": {"name":"Porto Torres","quantity":1334059}, "geometry": { "type": "Point", "coordinates": [8.3338,40.9513] }}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lermo</text:p>
          </table:table-cell>
          <table:table-cell office:value-type="string">
            <text:p>Italy</text:p>
          </table:table-cell>
          <table:table-cell office:value-type="float" office:value="1144645">
            <text:p>1144645</text:p>
          </table:table-cell>
          <table:table-cell/>
          <table:table-cell table:formula="of:=VLOOKUP([.B10];['file:///home/stefano/Desktop/htdocs/GenoaPortStats/top61/coordinates.ods'#$coordinates.$A$2:.$F$127];6)" office:value-type="string" office:string-value="13.3473,38.1373">
            <text:p>13.3473,38.137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Palermo&quot;,&quot;quantity&quot;:1144645}, &quot;geometry&quot;: { &quot;type&quot;: &quot;Point&quot;, &quot;coordinates&quot;: [13.3473,38.1373] }}">
            <text:p>{"type": "Feature", "properties": {"name":"Palermo","quantity":1144645}, "geometry": { "type": "Point", "coordinates": [13.3473,38.1373] }}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office:value-type="float" office:value="1077472">
            <text:p>1077472</text:p>
          </table:table-cell>
          <table:table-cell/>
          <table:table-cell table:formula="of:=VLOOKUP([.B11];['file:///home/stefano/Desktop/htdocs/GenoaPortStats/top61/coordinates.ods'#$coordinates.$A$2:.$F$127];6)" office:value-type="string" office:string-value="10.18479,36.80011">
            <text:p>10.18479,36.8001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Tunis&quot;,&quot;quantity&quot;:1077472}, &quot;geometry&quot;: { &quot;type&quot;: &quot;Point&quot;, &quot;coordinates&quot;: [10.18479,36.80011] }}">
            <text:p>{"type": "Feature", "properties": {"name":"Tunis","quantity":1077472}, "geometry": { "type": "Point", "coordinates": [10.18479,36.80011] }}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Singapore</text:p>
          </table:table-cell>
          <table:table-cell office:value-type="float" office:value="1000662">
            <text:p>1000662</text:p>
          </table:table-cell>
          <table:table-cell/>
          <table:table-cell table:formula="of:=VLOOKUP([.B12];['file:///home/stefano/Desktop/htdocs/GenoaPortStats/top61/coordinates.ods'#$coordinates.$A$2:.$F$127];6)" office:value-type="string" office:string-value="103.85283,1.29063">
            <text:p>103.85283,1.2906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Singapore&quot;,&quot;quantity&quot;:1000662}, &quot;geometry&quot;: { &quot;type&quot;: &quot;Point&quot;, &quot;coordinates&quot;: [103.85283,1.29063] }}">
            <text:p>{"type": "Feature", "properties": {"name":"Singapore","quantity":1000662}, "geometry": { "type": "Point", "coordinates": [103.85283,1.29063] }}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office:value-type="float" office:value="982521">
            <text:p>982521</text:p>
          </table:table-cell>
          <table:table-cell/>
          <table:table-cell table:formula="of:=VLOOKUP([.B13];['file:///home/stefano/Desktop/htdocs/GenoaPortStats/top61/coordinates.ods'#$coordinates.$A$2:.$F$127];6)" office:value-type="string" office:string-value="121.4915,31.2246">
            <text:p>121.4915,31.224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Shanghai&quot;,&quot;quantity&quot;:982521}, &quot;geometry&quot;: { &quot;type&quot;: &quot;Point&quot;, &quot;coordinates&quot;: [121.4915,31.2246] }}">
            <text:p>{"type": "Feature", "properties": {"name":"Shanghai","quantity":982521}, "geometry": { "type": "Point", "coordinates": [121.4915,31.2246] }}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atania</text:p>
          </table:table-cell>
          <table:table-cell office:value-type="string">
            <text:p>Italy</text:p>
          </table:table-cell>
          <table:table-cell office:value-type="float" office:value="845593">
            <text:p>845593</text:p>
          </table:table-cell>
          <table:table-cell/>
          <table:table-cell table:formula="of:=VLOOKUP([.B14];['file:///home/stefano/Desktop/htdocs/GenoaPortStats/top61/coordinates.ods'#$coordinates.$A$2:.$F$127];6)" office:value-type="string" office:string-value="15.0306,37.4603">
            <text:p>15.0306,37.46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Catania&quot;,&quot;quantity&quot;:845593}, &quot;geometry&quot;: { &quot;type&quot;: &quot;Point&quot;, &quot;coordinates&quot;: [15.0306,37.4603] }}">
            <text:p>{"type": "Feature", "properties": {"name":"Catania","quantity":845593}, "geometry": { "type": "Point", "coordinates": [15.0306,37.4603] }}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float" office:value="803687">
            <text:p>803687</text:p>
          </table:table-cell>
          <table:table-cell/>
          <table:table-cell table:formula="of:=VLOOKUP([.B15];['file:///home/stefano/Desktop/htdocs/GenoaPortStats/top61/coordinates.ods'#$coordinates.$A$2:.$F$127];6)" office:value-type="string" office:string-value="2.1889,41.3996">
            <text:p>2.1889,41.3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Barcelona&quot;,&quot;quantity&quot;:803687}, &quot;geometry&quot;: { &quot;type&quot;: &quot;Point&quot;, &quot;coordinates&quot;: [2.1889,41.3996] }}">
            <text:p>{"type": "Feature", "properties": {"name":"Barcelona","quantity":803687}, "geometry": { "type": "Point", "coordinates": [2.1889,41.3996] }}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elitah</text:p>
          </table:table-cell>
          <table:table-cell office:value-type="string">
            <text:p>Libya</text:p>
          </table:table-cell>
          <table:table-cell office:value-type="float" office:value="720480">
            <text:p>720480</text:p>
          </table:table-cell>
          <table:table-cell/>
          <table:table-cell table:formula="of:=VLOOKUP([.B16];['file:///home/stefano/Desktop/htdocs/GenoaPortStats/top61/coordinates.ods'#$coordinates.$A$2:.$F$127];6)" office:value-type="string" office:string-value="12.230272,32.863944">
            <text:p>12.230272,32.8639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Melitah&quot;,&quot;quantity&quot;:720480}, &quot;geometry&quot;: { &quot;type&quot;: &quot;Point&quot;, &quot;coordinates&quot;: [12.230272,32.863944] }}">
            <text:p>{"type": "Feature", "properties": {"name":"Melitah","quantity":720480}, "geometry": { "type": "Point", "coordinates": [12.230272,32.863944] }}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Zawia Terminal</text:p>
          </table:table-cell>
          <table:table-cell office:value-type="string">
            <text:p>Libya</text:p>
          </table:table-cell>
          <table:table-cell office:value-type="float" office:value="696180">
            <text:p>696180</text:p>
          </table:table-cell>
          <table:table-cell/>
          <table:table-cell table:formula="of:=VLOOKUP([.B17];['file:///home/stefano/Desktop/htdocs/GenoaPortStats/top61/coordinates.ods'#$coordinates.$A$2:.$F$127];6)" office:value-type="string" office:string-value="12.7224,32.7706">
            <text:p>12.7224,32.770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Zawia Terminal&quot;,&quot;quantity&quot;:696180}, &quot;geometry&quot;: { &quot;type&quot;: &quot;Point&quot;, &quot;coordinates&quot;: [12.7224,32.7706] }}">
            <text:p>{"type": "Feature", "properties": {"name":"Zawia Terminal","quantity":696180}, "geometry": { "type": "Point", "coordinates": [12.7224,32.7706] }}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idjan</text:p>
          </table:table-cell>
          <table:table-cell office:value-type="string">
            <text:p>Ivory Coast</text:p>
          </table:table-cell>
          <table:table-cell office:value-type="float" office:value="674152">
            <text:p>674152</text:p>
          </table:table-cell>
          <table:table-cell/>
          <table:table-cell table:formula="of:=VLOOKUP([.B18];['file:///home/stefano/Desktop/htdocs/GenoaPortStats/top61/coordinates.ods'#$coordinates.$A$2:.$F$127];6)" office:value-type="string" office:string-value="1.87000083,9.76998734">
            <text:p>1.87000083,9.769987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Abidjan&quot;,&quot;quantity&quot;:674152}, &quot;geometry&quot;: { &quot;type&quot;: &quot;Point&quot;, &quot;coordinates&quot;: [1.87000083,9.76998734] }}">
            <text:p>{"type": "Feature", "properties": {"name":"Abidjan","quantity":674152}, "geometry": { "type": "Point", "coordinates": [1.87000083,9.76998734] }}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office:value-type="float" office:value="644048">
            <text:p>644048</text:p>
          </table:table-cell>
          <table:table-cell/>
          <table:table-cell table:formula="of:=VLOOKUP([.B19];['file:///home/stefano/Desktop/htdocs/GenoaPortStats/top61/coordinates.ods'#$coordinates.$A$2:.$F$127];6)" office:value-type="string" office:string-value="114.1229,22.3434">
            <text:p>114.1229,22.34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Hong Kong&quot;,&quot;quantity&quot;:644048}, &quot;geometry&quot;: { &quot;type&quot;: &quot;Point&quot;, &quot;coordinates&quot;: [114.1229,22.3434] }}">
            <text:p>{"type": "Feature", "properties": {"name":"Hong Kong","quantity":644048}, "geometry": { "type": "Point", "coordinates": [114.1229,22.3434] }}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dessa</text:p>
          </table:table-cell>
          <table:table-cell office:value-type="string">
            <text:p>Ukraine</text:p>
          </table:table-cell>
          <table:table-cell office:value-type="float" office:value="643943">
            <text:p>643943</text:p>
          </table:table-cell>
          <table:table-cell/>
          <table:table-cell table:formula="of:=VLOOKUP([.B20];['file:///home/stefano/Desktop/htdocs/GenoaPortStats/top61/coordinates.ods'#$coordinates.$A$2:.$F$127];6)" office:value-type="string" office:string-value="30.7296333,46.4713468">
            <text:p>30.7296333,46.471346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Odessa&quot;,&quot;quantity&quot;:643943}, &quot;geometry&quot;: { &quot;type&quot;: &quot;Point&quot;, &quot;coordinates&quot;: [30.7296333,46.4713468] }}">
            <text:p>{"type": "Feature", "properties": {"name":"Odessa","quantity":643943}, "geometry": { "type": "Point", "coordinates": [30.7296333,46.4713468] }}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office:value-type="float" office:value="625643">
            <text:p>625643</text:p>
          </table:table-cell>
          <table:table-cell/>
          <table:table-cell table:formula="of:=VLOOKUP([.B21];['file:///home/stefano/Desktop/htdocs/GenoaPortStats/top61/coordinates.ods'#$coordinates.$A$2:.$F$127];6)" office:value-type="string" office:string-value="-73.9796,40.6979">
            <text:p>-73.9796,40.697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New York&quot;,&quot;quantity&quot;:625643}, &quot;geometry&quot;: { &quot;type&quot;: &quot;Point&quot;, &quot;coordinates&quot;: [-73.9796,40.6979] }}">
            <text:p>{"type": "Feature", "properties": {"name":"New York","quantity":625643}, "geometry": { "type": "Point", "coordinates": [-73.9796,40.6979] }}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oudi Terminal</text:p>
          </table:table-cell>
          <table:table-cell office:value-type="string">
            <text:p>Cameroon</text:p>
          </table:table-cell>
          <table:table-cell office:value-type="float" office:value="605629">
            <text:p>605629</text:p>
          </table:table-cell>
          <table:table-cell/>
          <table:table-cell table:formula="of:=VLOOKUP([.B22];['file:///home/stefano/Desktop/htdocs/GenoaPortStats/top61/coordinates.ods'#$coordinates.$A$2:.$F$127];6)" office:value-type="string" office:string-value="4.3611,8.4488">
            <text:p>4.3611,8.44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Moudi Terminal&quot;,&quot;quantity&quot;:605629}, &quot;geometry&quot;: { &quot;type&quot;: &quot;Point&quot;, &quot;coordinates&quot;: [4.3611,8.4488] }}">
            <text:p>{"type": "Feature", "properties": {"name":"Moudi Terminal","quantity":605629}, "geometry": { "type": "Point", "coordinates": [4.3611,8.4488] }}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Malta</text:p>
          </table:table-cell>
          <table:table-cell office:value-type="float" office:value="583840">
            <text:p>583840</text:p>
          </table:table-cell>
          <table:table-cell/>
          <table:table-cell table:formula="of:=VLOOKUP([.B23];['file:///home/stefano/Desktop/htdocs/GenoaPortStats/top61/coordinates.ods'#$coordinates.$A$2:.$F$127];6)" office:value-type="string" office:string-value="14.5244,35.918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Malta&quot;,&quot;quantity&quot;:583840}, &quot;geometry&quot;: { &quot;type&quot;: &quot;Point&quot;, &quot;coordinates&quot;: [14.5244,35.918] }}">
            <text:p>{"type": "Feature", "properties": {"name":"Malta","quantity":583840}, "geometry": { "type": "Point", "coordinates": [14.5244,35.918] }}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bu Kammash</text:p>
          </table:table-cell>
          <table:table-cell office:value-type="string">
            <text:p>Libya</text:p>
          </table:table-cell>
          <table:table-cell office:value-type="float" office:value="578301">
            <text:p>578301</text:p>
          </table:table-cell>
          <table:table-cell/>
          <table:table-cell table:formula="of:=VLOOKUP([.B24];['file:///home/stefano/Desktop/htdocs/GenoaPortStats/top61/coordinates.ods'#$coordinates.$A$2:.$F$127];6)" office:value-type="string" office:string-value="11.7363481,33.073808">
            <text:p>11.7363481,33.07380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Abu Kammash&quot;,&quot;quantity&quot;:578301}, &quot;geometry&quot;: { &quot;type&quot;: &quot;Point&quot;, &quot;coordinates&quot;: [11.7363481,33.073808] }}">
            <text:p>{"type": "Feature", "properties": {"name":"Abu Kammash","quantity":578301}, "geometry": { "type": "Point", "coordinates": [11.7363481,33.073808] }}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rmini Imerese</text:p>
          </table:table-cell>
          <table:table-cell office:value-type="string">
            <text:p>Italy</text:p>
          </table:table-cell>
          <table:table-cell office:value-type="float" office:value="552766">
            <text:p>552766</text:p>
          </table:table-cell>
          <table:table-cell/>
          <table:table-cell table:formula="of:=VLOOKUP([.B25];['file:///home/stefano/Desktop/htdocs/GenoaPortStats/top61/coordinates.ods'#$coordinates.$A$2:.$F$127];6)" office:value-type="string" office:string-value="13.7101,37.9872">
            <text:p>13.7101,37.987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Termini Imerese&quot;,&quot;quantity&quot;:552766}, &quot;geometry&quot;: { &quot;type&quot;: &quot;Point&quot;, &quot;coordinates&quot;: [13.7101,37.9872] }}">
            <text:p>{"type": "Feature", "properties": {"name":"Termini Imerese","quantity":552766}, "geometry": { "type": "Point", "coordinates": [13.7101,37.9872] }}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as Lanuf</text:p>
          </table:table-cell>
          <table:table-cell office:value-type="string">
            <text:p>Libya</text:p>
          </table:table-cell>
          <table:table-cell office:value-type="float" office:value="527086">
            <text:p>527086</text:p>
          </table:table-cell>
          <table:table-cell/>
          <table:table-cell table:formula="of:=VLOOKUP([.B26];['file:///home/stefano/Desktop/htdocs/GenoaPortStats/top61/coordinates.ods'#$coordinates.$A$2:.$F$127];6)" office:value-type="string" office:string-value="18.41732,30.58686">
            <text:p>18.41732,30.586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Ras Lanuf&quot;,&quot;quantity&quot;:527086}, &quot;geometry&quot;: { &quot;type&quot;: &quot;Point&quot;, &quot;coordinates&quot;: [18.41732,30.58686] }}">
            <text:p>{"type": "Feature", "properties": {"name":"Ras Lanuf","quantity":527086}, "geometry": { "type": "Point", "coordinates": [18.41732,30.58686] }}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office:value-type="float" office:value="506234">
            <text:p>506234</text:p>
          </table:table-cell>
          <table:table-cell/>
          <table:table-cell table:formula="of:=VLOOKUP([.B27];['file:///home/stefano/Desktop/htdocs/GenoaPortStats/top61/coordinates.ods'#$coordinates.$A$2:.$F$127];6)" office:value-type="string" office:string-value="29.8944,31.199">
            <text:p>29.8944,31.19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Alexandria&quot;,&quot;quantity&quot;:506234}, &quot;geometry&quot;: { &quot;type&quot;: &quot;Point&quot;, &quot;coordinates&quot;: [29.8944,31.199] }}">
            <text:p>{"type": "Feature", "properties": {"name":"Alexandria","quantity":506234}, "geometry": { "type": "Point", "coordinates": [29.8944,31.199] }}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office:value-type="float" office:value="501108">
            <text:p>501108</text:p>
          </table:table-cell>
          <table:table-cell/>
          <table:table-cell table:formula="of:=VLOOKUP([.B28];['file:///home/stefano/Desktop/htdocs/GenoaPortStats/top61/coordinates.ods'#$coordinates.$A$2:.$F$127];6)" office:value-type="string" office:string-value="10.3073,43.5457">
            <text:p>10.3073,43.54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Livorno&quot;,&quot;quantity&quot;:501108}, &quot;geometry&quot;: { &quot;type&quot;: &quot;Point&quot;, &quot;coordinates&quot;: [10.3073,43.5457] }}">
            <text:p>{"type": "Feature", "properties": {"name":"Livorno","quantity":501108}, "geometry": { "type": "Point", "coordinates": [10.3073,43.5457] }}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idi Kerir Terminal</text:p>
          </table:table-cell>
          <table:table-cell office:value-type="string">
            <text:p>Egypt</text:p>
          </table:table-cell>
          <table:table-cell office:value-type="float" office:value="409760">
            <text:p>409760</text:p>
          </table:table-cell>
          <table:table-cell/>
          <table:table-cell table:formula="of:=VLOOKUP([.B29];['file:///home/stefano/Desktop/htdocs/GenoaPortStats/top61/coordinates.ods'#$coordinates.$A$2:.$F$127];6)" office:value-type="string" office:string-value="29.6734,31.0516">
            <text:p>29.6734,31.051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Sidi Kerir Terminal&quot;,&quot;quantity&quot;:409760}, &quot;geometry&quot;: { &quot;type&quot;: &quot;Point&quot;, &quot;coordinates&quot;: [29.6734,31.0516] }}">
            <text:p>{"type": "Feature", "properties": {"name":"Sidi Kerir Terminal","quantity":409760}, "geometry": { "type": "Point", "coordinates": [29.6734,31.0516] }}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Tuapse</text:p>
          </table:table-cell>
          <table:table-cell office:value-type="string">
            <text:p>Russia</text:p>
          </table:table-cell>
          <table:table-cell office:value-type="float" office:value="402353">
            <text:p>402353</text:p>
          </table:table-cell>
          <table:table-cell/>
          <table:table-cell table:formula="of:=VLOOKUP([.B30];['file:///home/stefano/Desktop/htdocs/GenoaPortStats/top61/coordinates.ods'#$coordinates.$A$2:.$F$127];6)" office:value-type="string" office:string-value="39.07206,44.09864">
            <text:p>39.07206,44.0986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Tuapse&quot;,&quot;quantity&quot;:402353}, &quot;geometry&quot;: { &quot;type&quot;: &quot;Point&quot;, &quot;coordinates&quot;: [39.07206,44.09864] }}">
            <text:p>{"type": "Feature", "properties": {"name":"Tuapse","quantity":402353}, "geometry": { "type": "Point", "coordinates": [39.07206,44.09864] }}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office:value-type="float" office:value="393245">
            <text:p>393245</text:p>
          </table:table-cell>
          <table:table-cell/>
          <table:table-cell table:formula="of:=VLOOKUP([.B31];['file:///home/stefano/Desktop/htdocs/GenoaPortStats/top61/coordinates.ods'#$coordinates.$A$2:.$F$127];6)" office:value-type="string" office:string-value="-94.9171,29.7232">
            <text:p>-94.9171,29.723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Houston&quot;,&quot;quantity&quot;:393245}, &quot;geometry&quot;: { &quot;type&quot;: &quot;Point&quot;, &quot;coordinates&quot;: [-94.9171,29.7232] }}">
            <text:p>{"type": "Feature", "properties": {"name":"Houston","quantity":393245}, "geometry": { "type": "Point", "coordinates": [-94.9171,29.7232] }}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atumi</text:p>
          </table:table-cell>
          <table:table-cell office:value-type="string">
            <text:p>Georgia</text:p>
          </table:table-cell>
          <table:table-cell office:value-type="float" office:value="373638">
            <text:p>373638</text:p>
          </table:table-cell>
          <table:table-cell/>
          <table:table-cell table:formula="of:=VLOOKUP([.B32];['file:///home/stefano/Desktop/htdocs/GenoaPortStats/top61/coordinates.ods'#$coordinates.$A$2:.$F$127];6)" office:value-type="string" office:string-value="41.6568,41.6658">
            <text:p>41.6568,41.665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Batumi&quot;,&quot;quantity&quot;:373638}, &quot;geometry&quot;: { &quot;type&quot;: &quot;Point&quot;, &quot;coordinates&quot;: [41.6568,41.6658] }}">
            <text:p>{"type": "Feature", "properties": {"name":"Batumi","quantity":373638}, "geometry": { "type": "Point", "coordinates": [41.6568,41.6658] }}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os-sur-Mer</text:p>
          </table:table-cell>
          <table:table-cell office:value-type="string">
            <text:p>France</text:p>
          </table:table-cell>
          <table:table-cell office:value-type="float" office:value="358248">
            <text:p>358248</text:p>
          </table:table-cell>
          <table:table-cell/>
          <table:table-cell table:formula="of:=VLOOKUP([.B33];['file:///home/stefano/Desktop/htdocs/GenoaPortStats/top61/coordinates.ods'#$coordinates.$A$2:.$F$127];6)" office:value-type="string" office:string-value="4.945595,43.4380714">
            <text:p>4.945595,43.43807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Fos-sur-Mer&quot;,&quot;quantity&quot;:358248}, &quot;geometry&quot;: { &quot;type&quot;: &quot;Point&quot;, &quot;coordinates&quot;: [4.945595,43.4380714] }}">
            <text:p>{"type": "Feature", "properties": {"name":"Fos-sur-Mer","quantity":358248}, "geometry": { "type": "Point", "coordinates": [4.945595,43.4380714] }}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anta Panagia</text:p>
          </table:table-cell>
          <table:table-cell office:value-type="string">
            <text:p>Italy</text:p>
          </table:table-cell>
          <table:table-cell office:value-type="float" office:value="354559">
            <text:p>354559</text:p>
          </table:table-cell>
          <table:table-cell/>
          <table:table-cell table:formula="of:=VLOOKUP([.B34];['file:///home/stefano/Desktop/htdocs/GenoaPortStats/top61/coordinates.ods'#$coordinates.$A$2:.$F$127];6)" office:value-type="string" office:string-value="15.2797,37.1086">
            <text:p>15.2797,37.10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Santa Panagia&quot;,&quot;quantity&quot;:354559}, &quot;geometry&quot;: { &quot;type&quot;: &quot;Point&quot;, &quot;coordinates&quot;: [15.2797,37.1086] }}">
            <text:p>{"type": "Feature", "properties": {"name":"Santa Panagia","quantity":354559}, "geometry": { "type": "Point", "coordinates": [15.2797,37.1086] }}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Yuzhnyy</text:p>
          </table:table-cell>
          <table:table-cell office:value-type="string">
            <text:p>Ukraine</text:p>
          </table:table-cell>
          <table:table-cell office:value-type="float" office:value="340474">
            <text:p>340474</text:p>
          </table:table-cell>
          <table:table-cell/>
          <table:table-cell table:formula="of:=VLOOKUP([.B35];['file:///home/stefano/Desktop/htdocs/GenoaPortStats/top61/coordinates.ods'#$coordinates.$A$2:.$F$127];6)" office:value-type="string" office:string-value="31.1114,46.6255">
            <text:p>31.1114,46.625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Yuzhnyy&quot;,&quot;quantity&quot;:340474}, &quot;geometry&quot;: { &quot;type&quot;: &quot;Point&quot;, &quot;coordinates&quot;: [31.1114,46.6255] }}">
            <text:p>{"type": "Feature", "properties": {"name":"Yuzhnyy","quantity":340474}, "geometry": { "type": "Point", "coordinates": [31.1114,46.6255] }}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office:value-type="float" office:value="335531">
            <text:p>335531</text:p>
          </table:table-cell>
          <table:table-cell/>
          <table:table-cell table:formula="of:=VLOOKUP([.B36];['file:///home/stefano/Desktop/htdocs/GenoaPortStats/top61/coordinates.ods'#$coordinates.$A$2:.$F$127];6)" office:value-type="string" office:string-value="-5.4278,36.1386">
            <text:p>-5.4278,36.13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Algeciras&quot;,&quot;quantity&quot;:335531}, &quot;geometry&quot;: { &quot;type&quot;: &quot;Point&quot;, &quot;coordinates&quot;: [-5.4278,36.1386] }}">
            <text:p>{"type": "Feature", "properties": {"name":"Algeciras","quantity":335531}, "geometry": { "type": "Point", "coordinates": [-5.4278,36.1386] }}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office:value-type="float" office:value="328943">
            <text:p>328943</text:p>
          </table:table-cell>
          <table:table-cell/>
          <table:table-cell table:formula="of:=VLOOKUP([.B37];['file:///home/stefano/Desktop/htdocs/GenoaPortStats/top61/coordinates.ods'#$coordinates.$A$2:.$F$127];6)" office:value-type="string" office:string-value="15.9207,38.4271">
            <text:p>15.9207,38.427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Gioia Tauro&quot;,&quot;quantity&quot;:328943}, &quot;geometry&quot;: { &quot;type&quot;: &quot;Point&quot;, &quot;coordinates&quot;: [15.9207,38.4271] }}">
            <text:p>{"type": "Feature", "properties": {"name":"Gioia Tauro","quantity":328943}, "geometry": { "type": "Point", "coordinates": [15.9207,38.4271] }}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 office:value-type="float" office:value="328134">
            <text:p>328134</text:p>
          </table:table-cell>
          <table:table-cell/>
          <table:table-cell table:formula="of:=VLOOKUP([.B38];['file:///home/stefano/Desktop/htdocs/GenoaPortStats/top61/coordinates.ods'#$coordinates.$A$2:.$F$127];6)" office:value-type="string" office:string-value="129.0176,35.0803">
            <text:p>129.0176,35.08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Busan (Pusan)&quot;,&quot;quantity&quot;:328134}, &quot;geometry&quot;: { &quot;type&quot;: &quot;Point&quot;, &quot;coordinates&quot;: [129.0176,35.0803] }}">
            <text:p>{"type": "Feature", "properties": {"name":"Busan (Pusan)","quantity":328134}, "geometry": { "type": "Point", "coordinates": [129.0176,35.0803] }}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Olbia</text:p>
          </table:table-cell>
          <table:table-cell office:value-type="string">
            <text:p>Italy</text:p>
          </table:table-cell>
          <table:table-cell office:value-type="float" office:value="319314">
            <text:p>319314</text:p>
          </table:table-cell>
          <table:table-cell/>
          <table:table-cell table:formula="of:=VLOOKUP([.B39];['file:///home/stefano/Desktop/htdocs/GenoaPortStats/top61/coordinates.ods'#$coordinates.$A$2:.$F$127];6)" office:value-type="string" office:string-value="9.5397,40.9206">
            <text:p>9.5397,40.920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Olbia&quot;,&quot;quantity&quot;:319314}, &quot;geometry&quot;: { &quot;type&quot;: &quot;Point&quot;, &quot;coordinates&quot;: [9.5397,40.9206] }}">
            <text:p>{"type": "Feature", "properties": {"name":"Olbia","quantity":319314}, "geometry": { "type": "Point", "coordinates": [9.5397,40.9206] }}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office:value-type="float" office:value="307192">
            <text:p>307192</text:p>
          </table:table-cell>
          <table:table-cell/>
          <table:table-cell table:formula="of:=VLOOKUP([.B40];['file:///home/stefano/Desktop/htdocs/GenoaPortStats/top61/coordinates.ods'#$coordinates.$A$2:.$F$127];6)" office:value-type="string" office:string-value="121.54988,29.87203">
            <text:p>121.54988,29.87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Ningbo&quot;,&quot;quantity&quot;:307192}, &quot;geometry&quot;: { &quot;type&quot;: &quot;Point&quot;, &quot;coordinates&quot;: [121.54988,29.87203] }}">
            <text:p>{"type": "Feature", "properties": {"name":"Ningbo","quantity":307192}, "geometry": { "type": "Point", "coordinates": [121.54988,29.87203] }}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office:value-type="float" office:value="289891">
            <text:p>289891</text:p>
          </table:table-cell>
          <table:table-cell/>
          <table:table-cell table:formula="of:=VLOOKUP([.B41];['file:///home/stefano/Desktop/htdocs/GenoaPortStats/top61/coordinates.ods'#$coordinates.$A$2:.$F$127];6)" office:value-type="string" office:string-value="-73.6554,45.5027">
            <text:p>-73.6554,45.50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Montreal&quot;,&quot;quantity&quot;:289891}, &quot;geometry&quot;: { &quot;type&quot;: &quot;Point&quot;, &quot;coordinates&quot;: [-73.6554,45.5027] }}">
            <text:p>{"type": "Feature", "properties": {"name":"Montreal","quantity":289891}, "geometry": { "type": "Point", "coordinates": [-73.6554,45.5027] }}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Tarragona</text:p>
          </table:table-cell>
          <table:table-cell office:value-type="string">
            <text:p>Spain</text:p>
          </table:table-cell>
          <table:table-cell office:value-type="float" office:value="283783">
            <text:p>283783</text:p>
          </table:table-cell>
          <table:table-cell/>
          <table:table-cell table:formula="of:=VLOOKUP([.B42];['file:///home/stefano/Desktop/htdocs/GenoaPortStats/top61/coordinates.ods'#$coordinates.$A$2:.$F$127];6)" office:value-type="string" office:string-value="1.2546057,41.1172364">
            <text:p>1.2546057,41.117236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Tarragona&quot;,&quot;quantity&quot;:283783}, &quot;geometry&quot;: { &quot;type&quot;: &quot;Point&quot;, &quot;coordinates&quot;: [1.2546057,41.1172364] }}">
            <text:p>{"type": "Feature", "properties": {"name":"Tarragona","quantity":283783}, "geometry": { "type": "Point", "coordinates": [1.2546057,41.1172364] }}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ugusta</text:p>
          </table:table-cell>
          <table:table-cell office:value-type="string">
            <text:p>Italy</text:p>
          </table:table-cell>
          <table:table-cell office:value-type="float" office:value="279506">
            <text:p>279506</text:p>
          </table:table-cell>
          <table:table-cell/>
          <table:table-cell table:formula="of:=VLOOKUP([.B43];['file:///home/stefano/Desktop/htdocs/GenoaPortStats/top61/coordinates.ods'#$coordinates.$A$2:.$F$127];6)" office:value-type="string" office:string-value="15.2059,37.224">
            <text:p>15.2059,37.22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Augusta&quot;,&quot;quantity&quot;:279506}, &quot;geometry&quot;: { &quot;type&quot;: &quot;Point&quot;, &quot;coordinates&quot;: [15.2059,37.224] }}">
            <text:p>{"type": "Feature", "properties": {"name":"Augusta","quantity":279506}, "geometry": { "type": "Point", "coordinates": [15.2059,37.224] }}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Koper</text:p>
          </table:table-cell>
          <table:table-cell office:value-type="string">
            <text:p>Slovenia</text:p>
          </table:table-cell>
          <table:table-cell office:value-type="float" office:value="259091">
            <text:p>259091</text:p>
          </table:table-cell>
          <table:table-cell/>
          <table:table-cell table:formula="of:=VLOOKUP([.B44];['file:///home/stefano/Desktop/htdocs/GenoaPortStats/top61/coordinates.ods'#$coordinates.$A$2:.$F$127];6)" office:value-type="string" office:string-value="13.7304909,45.5479552">
            <text:p>13.7304909,45.547955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Koper&quot;,&quot;quantity&quot;:259091}, &quot;geometry&quot;: { &quot;type&quot;: &quot;Point&quot;, &quot;coordinates&quot;: [13.7304909,45.5479552] }}">
            <text:p>{"type": "Feature", "properties": {"name":"Koper","quantity":259091}, "geometry": { "type": "Point", "coordinates": [13.7304909,45.5479552] }}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office:value-type="float" office:value="247850">
            <text:p>247850</text:p>
          </table:table-cell>
          <table:table-cell/>
          <table:table-cell table:formula="of:=VLOOKUP([.B45];['file:///home/stefano/Desktop/htdocs/GenoaPortStats/top61/coordinates.ods'#$coordinates.$A$2:.$F$127];6)" office:value-type="string" office:string-value="39.16404,21.58222">
            <text:p>39.16404,21.582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Jeddah&quot;,&quot;quantity&quot;:247850}, &quot;geometry&quot;: { &quot;type&quot;: &quot;Point&quot;, &quot;coordinates&quot;: [39.16404,21.58222] }}">
            <text:p>{"type": "Feature", "properties": {"name":"Jeddah","quantity":247850}, "geometry": { "type": "Point", "coordinates": [39.16404,21.58222] }}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office:value-type="float" office:value="242839">
            <text:p>242839</text:p>
          </table:table-cell>
          <table:table-cell/>
          <table:table-cell table:formula="of:=VLOOKUP([.B46];['file:///home/stefano/Desktop/htdocs/GenoaPortStats/top61/coordinates.ods'#$coordinates.$A$2:.$F$127];6)" office:value-type="string" office:string-value="101.3006,2.941">
            <text:p>101.3006,2.9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Port Kelang&quot;,&quot;quantity&quot;:242839}, &quot;geometry&quot;: { &quot;type&quot;: &quot;Point&quot;, &quot;coordinates&quot;: [101.3006,2.941] }}">
            <text:p>{"type": "Feature", "properties": {"name":"Port Kelang","quantity":242839}, "geometry": { "type": "Point", "coordinates": [101.3006,2.941] }}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office:value-type="float" office:value="238378">
            <text:p>238378</text:p>
          </table:table-cell>
          <table:table-cell/>
          <table:table-cell table:formula="of:=VLOOKUP([.B47];['file:///home/stefano/Desktop/htdocs/GenoaPortStats/top61/coordinates.ods'#$coordinates.$A$2:.$F$127];6)" office:value-type="string" office:string-value="103.54571,1.3570015">
            <text:p>103.54571,1.3570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Tanjong Pelepas&quot;,&quot;quantity&quot;:238378}, &quot;geometry&quot;: { &quot;type&quot;: &quot;Point&quot;, &quot;coordinates&quot;: [103.54571,1.3570015] }}">
            <text:p>{"type": "Feature", "properties": {"name":"Tanjong Pelepas","quantity":238378}, "geometry": { "type": "Point", "coordinates": [103.54571,1.3570015] }}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agos</text:p>
          </table:table-cell>
          <table:table-cell office:value-type="string">
            <text:p>Nigeria</text:p>
          </table:table-cell>
          <table:table-cell office:value-type="float" office:value="235208">
            <text:p>235208</text:p>
          </table:table-cell>
          <table:table-cell/>
          <table:table-cell table:formula="of:=VLOOKUP([.B48];['file:///home/stefano/Desktop/htdocs/GenoaPortStats/top61/coordinates.ods'#$coordinates.$A$2:.$F$127];6)" office:value-type="string" office:string-value="3.38958521,6.44520751">
            <text:p>3.38958521,6.4452075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Lagos&quot;,&quot;quantity&quot;:235208}, &quot;geometry&quot;: { &quot;type&quot;: &quot;Point&quot;, &quot;coordinates&quot;: [3.38958521,6.44520751] }}">
            <text:p>{"type": "Feature", "properties": {"name":"Lagos","quantity":235208}, "geometry": { "type": "Point", "coordinates": [3.38958521,6.44520751] }}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ouri Terminal</text:p>
          </table:table-cell>
          <table:table-cell office:value-type="string">
            <text:p>Libya</text:p>
          </table:table-cell>
          <table:table-cell office:value-type="float" office:value="233813">
            <text:p>233813</text:p>
          </table:table-cell>
          <table:table-cell/>
          <table:table-cell table:formula="of:=VLOOKUP([.B49];['file:///home/stefano/Desktop/htdocs/GenoaPortStats/top61/coordinates.ods'#$coordinates.$A$2:.$F$127];6)" office:value-type="string" office:string-value="13.2605,33.8476">
            <text:p>13.2605,33.847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Bouri Terminal&quot;,&quot;quantity&quot;:233813}, &quot;geometry&quot;: { &quot;type&quot;: &quot;Point&quot;, &quot;coordinates&quot;: [13.2605,33.8476] }}">
            <text:p>{"type": "Feature", "properties": {"name":"Bouri Terminal","quantity":233813}, "geometry": { "type": "Point", "coordinates": [13.2605,33.8476] }}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office:value-type="float" office:value="232936">
            <text:p>232936</text:p>
          </table:table-cell>
          <table:table-cell/>
          <table:table-cell table:formula="of:=VLOOKUP([.B50];['file:///home/stefano/Desktop/htdocs/GenoaPortStats/top61/coordinates.ods'#$coordinates.$A$2:.$F$127];6)" office:value-type="string" office:string-value="56.3709,25.3584">
            <text:p>56.3709,25.35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Khor al Fakkan&quot;,&quot;quantity&quot;:232936}, &quot;geometry&quot;: { &quot;type&quot;: &quot;Point&quot;, &quot;coordinates&quot;: [56.3709,25.3584] }}">
            <text:p>{"type": "Feature", "properties": {"name":"Khor al Fakkan","quantity":232936}, "geometry": { "type": "Point", "coordinates": [56.3709,25.3584] }}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lazzo</text:p>
          </table:table-cell>
          <table:table-cell office:value-type="string">
            <text:p>Italy</text:p>
          </table:table-cell>
          <table:table-cell office:value-type="float" office:value="219123">
            <text:p>219123</text:p>
          </table:table-cell>
          <table:table-cell/>
          <table:table-cell table:formula="of:=VLOOKUP([.B51];['file:///home/stefano/Desktop/htdocs/GenoaPortStats/top61/coordinates.ods'#$coordinates.$A$2:.$F$127];6)" office:value-type="string" office:string-value="15.2734,38.2144">
            <text:p>15.2734,38.21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Milazzo&quot;,&quot;quantity&quot;:219123}, &quot;geometry&quot;: { &quot;type&quot;: &quot;Point&quot;, &quot;coordinates&quot;: [15.2734,38.2144] }}">
            <text:p>{"type": "Feature", "properties": {"name":"Milazzo","quantity":219123}, "geometry": { "type": "Point", "coordinates": [15.2734,38.2144] }}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office:value-type="float" office:value="207338">
            <text:p>207338</text:p>
          </table:table-cell>
          <table:table-cell/>
          <table:table-cell table:formula="of:=VLOOKUP([.B52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Kaohsiung&quot;,&quot;quantity&quot;:207338}, &quot;geometry&quot;: { &quot;type&quot;: &quot;Point&quot;, &quot;coordinates&quot;: [120.2893,22.6015] }}">
            <text:p>{"type": "Feature", "properties": {"name":"Kaohsiung","quantity":207338}, "geometry": { "type": "Point", "coordinates": [120.2893,22.6015] }}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rass </text:p>
          </table:table-cell>
          <table:table-cell office:value-type="string">
            <text:p>Nigeria</text:p>
          </table:table-cell>
          <table:table-cell office:value-type="float" office:value="200829">
            <text:p>200829</text:p>
          </table:table-cell>
          <table:table-cell/>
          <table:table-cell table:formula="of:=VLOOKUP([.B53];['file:///home/stefano/Desktop/htdocs/GenoaPortStats/top61/coordinates.ods'#$coordinates.$A$2:.$F$127];6)" office:value-type="string" office:string-value="13.2605,33.8476">
            <text:p>13.2605,33.847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Brass &quot;,&quot;quantity&quot;:200829}, &quot;geometry&quot;: { &quot;type&quot;: &quot;Point&quot;, &quot;coordinates&quot;: [13.2605,33.8476] }}">
            <text:p>{"type": "Feature", "properties": {"name":"Brass ","quantity":200829}, "geometry": { "type": "Point", "coordinates": [13.2605,33.8476] }}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office:value-type="float" office:value="199645">
            <text:p>199645</text:p>
          </table:table-cell>
          <table:table-cell/>
          <table:table-cell table:formula="of:=VLOOKUP([.B54];['file:///home/stefano/Desktop/htdocs/GenoaPortStats/top61/coordinates.ods'#$coordinates.$A$2:.$F$127];6)" office:value-type="string" office:string-value="-46.29,-23.8643">
            <text:p>-46.29,-23.864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Santos&quot;,&quot;quantity&quot;:199645}, &quot;geometry&quot;: { &quot;type&quot;: &quot;Point&quot;, &quot;coordinates&quot;: [-46.29,-23.8643] }}">
            <text:p>{"type": "Feature", "properties": {"name":"Santos","quantity":199645}, "geometry": { "type": "Point", "coordinates": [-46.29,-23.8643] }}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office:value-type="float" office:value="197966">
            <text:p>197966</text:p>
          </table:table-cell>
          <table:table-cell/>
          <table:table-cell table:formula="of:=VLOOKUP([.B55];['file:///home/stefano/Desktop/htdocs/GenoaPortStats/top61/coordinates.ods'#$coordinates.$A$2:.$F$127];6)" office:value-type="string" office:string-value="-0.3525,39.4228">
            <text:p>-0.3525,39.422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Valencia&quot;,&quot;quantity&quot;:197966}, &quot;geometry&quot;: { &quot;type&quot;: &quot;Point&quot;, &quot;coordinates&quot;: [-0.3525,39.4228] }}">
            <text:p>{"type": "Feature", "properties": {"name":"Valencia","quantity":197966}, "geometry": { "type": "Point", "coordinates": [-0.3525,39.4228] }}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a Skirra</text:p>
          </table:table-cell>
          <table:table-cell office:value-type="string">
            <text:p>Tunisia</text:p>
          </table:table-cell>
          <table:table-cell office:value-type="float" office:value="195705">
            <text:p>195705</text:p>
          </table:table-cell>
          <table:table-cell/>
          <table:table-cell table:formula="of:=VLOOKUP([.B56];['file:///home/stefano/Desktop/htdocs/GenoaPortStats/top61/coordinates.ods'#$coordinates.$A$2:.$F$127];6)" office:value-type="string" office:string-value="10.1654431,34.3342894">
            <text:p>10.1654431,34.334289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La Skirra&quot;,&quot;quantity&quot;:195705}, &quot;geometry&quot;: { &quot;type&quot;: &quot;Point&quot;, &quot;coordinates&quot;: [10.1654431,34.3342894] }}">
            <text:p>{"type": "Feature", "properties": {"name":"La Skirra","quantity":195705}, "geometry": { "type": "Point", "coordinates": [10.1654431,34.3342894] }}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lger</text:p>
          </table:table-cell>
          <table:table-cell office:value-type="string">
            <text:p>Algeria</text:p>
          </table:table-cell>
          <table:table-cell office:value-type="float" office:value="194241">
            <text:p>194241</text:p>
          </table:table-cell>
          <table:table-cell/>
          <table:table-cell table:formula="of:=VLOOKUP([.B57];['file:///home/stefano/Desktop/htdocs/GenoaPortStats/top61/coordinates.ods'#$coordinates.$A$2:.$F$127];6)" office:value-type="string" office:string-value="3.0601,36.7753">
            <text:p>3.0601,36.775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Alger&quot;,&quot;quantity&quot;:194241}, &quot;geometry&quot;: { &quot;type&quot;: &quot;Point&quot;, &quot;coordinates&quot;: [3.0601,36.7753] }}">
            <text:p>{"type": "Feature", "properties": {"name":"Alger","quantity":194241}, "geometry": { "type": "Point", "coordinates": [3.0601,36.7753] }}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ripoli</text:p>
          </table:table-cell>
          <table:table-cell office:value-type="string">
            <text:p>Libya</text:p>
          </table:table-cell>
          <table:table-cell office:value-type="float" office:value="189398">
            <text:p>189398</text:p>
          </table:table-cell>
          <table:table-cell/>
          <table:table-cell table:formula="of:=VLOOKUP([.B58];['file:///home/stefano/Desktop/htdocs/GenoaPortStats/top61/coordinates.ods'#$coordinates.$A$2:.$F$127];6)" office:value-type="string" office:string-value="13.1800117,32.8925">
            <text:p>13.1800117,32.892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Tripoli&quot;,&quot;quantity&quot;:189398}, &quot;geometry&quot;: { &quot;type&quot;: &quot;Point&quot;, &quot;coordinates&quot;: [13.1800117,32.8925] }}">
            <text:p>{"type": "Feature", "properties": {"name":"Tripoli","quantity":189398}, "geometry": { "type": "Point", "coordinates": [13.1800117,32.8925] }}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asablanca </text:p>
          </table:table-cell>
          <table:table-cell office:value-type="string">
            <text:p>Morocco</text:p>
          </table:table-cell>
          <table:table-cell office:value-type="float" office:value="184968">
            <text:p>184968</text:p>
          </table:table-cell>
          <table:table-cell/>
          <table:table-cell table:formula="of:=VLOOKUP([.B59];['file:///home/stefano/Desktop/htdocs/GenoaPortStats/top61/coordinates.ods'#$coordinates.$A$2:.$F$127];6)" office:value-type="string" office:string-value="-7.6073,33.588">
            <text:p>-7.6073,33.5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Casablanca &quot;,&quot;quantity&quot;:184968}, &quot;geometry&quot;: { &quot;type&quot;: &quot;Point&quot;, &quot;coordinates&quot;: [-7.6073,33.588] }}">
            <text:p>{"type": "Feature", "properties": {"name":"Casablanca ","quantity":184968}, "geometry": { "type": "Point", "coordinates": [-7.6073,33.588] }}</text:p>
          </table:table-cell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office:value-type="float" office:value="182283">
            <text:p>182283</text:p>
          </table:table-cell>
          <table:table-cell/>
          <table:table-cell table:formula="of:=VLOOKUP([.B60];['file:///home/stefano/Desktop/htdocs/GenoaPortStats/top61/coordinates.ods'#$coordinates.$A$2:.$F$127];6)" office:value-type="string" office:string-value="55.0687,24.9959">
            <text:p>55.0687,24.99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Jebel Ali&quot;,&quot;quantity&quot;:182283}, &quot;geometry&quot;: { &quot;type&quot;: &quot;Point&quot;, &quot;coordinates&quot;: [55.0687,24.9959] }}">
            <text:p>{"type": "Feature", "properties": {"name":"Jebel Ali","quantity":182283}, "geometry": { "type": "Point", "coordinates": [55.0687,24.9959] }}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Skikda</text:p>
          </table:table-cell>
          <table:table-cell office:value-type="string">
            <text:p>Algeria</text:p>
          </table:table-cell>
          <table:table-cell office:value-type="float" office:value="178984">
            <text:p>178984</text:p>
          </table:table-cell>
          <table:table-cell/>
          <table:table-cell table:formula="of:=VLOOKUP([.B61];['file:///home/stefano/Desktop/htdocs/GenoaPortStats/top61/coordinates.ods'#$coordinates.$A$2:.$F$127];6)" office:value-type="string" office:string-value="6.89998164,36.8804219">
            <text:p>6.89998164,36.880421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Skikda&quot;,&quot;quantity&quot;:178984}, &quot;geometry&quot;: { &quot;type&quot;: &quot;Point&quot;, &quot;coordinates&quot;: [6.89998164,36.8804219] }}">
            <text:p>{"type": "Feature", "properties": {"name":"Skikda","quantity":178984}, "geometry": { "type": "Point", "coordinates": [6.89998164,36.8804219] }}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ongstad</text:p>
          </table:table-cell>
          <table:table-cell office:value-type="string">
            <text:p>Norway</text:p>
          </table:table-cell>
          <table:table-cell office:value-type="float" office:value="175226">
            <text:p>175226</text:p>
          </table:table-cell>
          <table:table-cell/>
          <table:table-cell table:formula="of:=VLOOKUP([.B62];['file:///home/stefano/Desktop/htdocs/GenoaPortStats/top61/coordinates.ods'#$coordinates.$A$2:.$F$127];6)" office:value-type="string" office:string-value="5.0395,60.8157">
            <text:p>5.0395,60.81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Mongstad&quot;,&quot;quantity&quot;:175226}, &quot;geometry&quot;: { &quot;type&quot;: &quot;Point&quot;, &quot;coordinates&quot;: [5.0395,60.8157] }}">
            <text:p>{"type": "Feature", "properties": {"name":"Mongstad","quantity":175226}, "geometry": { "type": "Point", "coordinates": [5.0395,60.8157] }}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office:value-type="float" office:value="168573">
            <text:p>168573</text:p>
          </table:table-cell>
          <table:table-cell/>
          <table:table-cell table:formula="of:=VLOOKUP([.B63];['file:///home/stefano/Desktop/htdocs/GenoaPortStats/top61/coordinates.ods'#$coordinates.$A$2:.$F$127];6)" office:value-type="string" office:string-value="114.283,22.5841">
            <text:p>114.283,22.58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Yantian Huangdong&quot;,&quot;quantity&quot;:168573}, &quot;geometry&quot;: { &quot;type&quot;: &quot;Point&quot;, &quot;coordinates&quot;: [114.283,22.5841] }}">
            <text:p>{"type": "Feature", "properties": {"name":"Yantian Huangdong","quantity":168573}, "geometry": { "type": "Point", "coordinates": [114.283,22.5841] }}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office:value-type="float" office:value="167172">
            <text:p>167172</text:p>
          </table:table-cell>
          <table:table-cell/>
          <table:table-cell table:formula="of:=VLOOKUP([.B64];['file:///home/stefano/Desktop/htdocs/GenoaPortStats/top61/coordinates.ods'#$coordinates.$A$2:.$F$127];6)" office:value-type="string" office:string-value="-81.098,31.9996">
            <text:p>-81.098,31.9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4];&quot;&quot;&quot;,&quot;&quot;quantity&quot;&quot;:&quot;;[.D64];&quot;}, &quot;&quot;geometry&quot;&quot;: { &quot;&quot;type&quot;&quot;: &quot;&quot;Point&quot;&quot;, &quot;&quot;coordinates&quot;&quot;: [&quot;;[.F64];&quot;] }}&quot;)" office:value-type="string" office:string-value="{&quot;type&quot;: &quot;Feature&quot;, &quot;properties&quot;: {&quot;name&quot;:&quot;Savannah&quot;,&quot;quantity&quot;:167172}, &quot;geometry&quot;: { &quot;type&quot;: &quot;Point&quot;, &quot;coordinates&quot;: [-81.098,31.9996] }}">
            <text:p>{"type": "Feature", "properties": {"name":"Savannah","quantity":167172}, "geometry": { "type": "Point", "coordinates": [-81.098,31.9996] }}</text:p>
          </table:table-cell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onnessione1" table:base-cell-address="$TON.$A$1" table:cell-range-address="TON.$A$2:TON.$D$64"/>
          <table:named-range table:name="data__49_." table:base-cell-address="$TON.$A$1" table:cell-range-address="TON.$A$2:TON.$D$64"/>
        </table:named-expressions>
      </table:table>
      <table:table table:name="TEU" table:style-name="ta1">
        <table:table-column table:style-name="co1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3"/>
        <table:table-column table:style-name="co5" table:default-cell-style-name="ce2"/>
        <table:table-column table:style-name="co9" table:default-cell-style-name="ce2"/>
        <table:table-column table:style-name="co5" table:number-columns-repeated="1018" table:default-cell-style-name="ce2"/>
        <table:table-row table:style-name="ro1">
          <table:table-cell/>
          <table:table-cell office:value-type="string">
            <text:p>CONTAINER TRAFFIC - TEU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EU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office:value-type="float" office:value="107563">
            <text:p>107563</text:p>
          </table:table-cell>
          <table:table-cell/>
          <table:table-cell table:formula="of:=VLOOKUP([.B3];['file:///home/stefano/Desktop/htdocs/GenoaPortStats/top61/coordinates.ods'#$coordinates.$A$2:.$F$127];6)" office:value-type="string" office:string-value="121.4915,31.2246">
            <text:p>121.4915,31.224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];&quot;&quot;&quot;,&quot;&quot;quantity&quot;&quot;:&quot;;[.D3];&quot;}, &quot;&quot;geometry&quot;&quot;: { &quot;&quot;type&quot;&quot;: &quot;&quot;Point&quot;&quot;, &quot;&quot;coordinates&quot;&quot;: [&quot;;[.F3];&quot;] }}&quot;)" office:value-type="string" office:string-value="{&quot;type&quot;: &quot;Feature&quot;, &quot;properties&quot;: {&quot;name&quot;:&quot;Shanghai&quot;,&quot;quantity&quot;:107563}, &quot;geometry&quot;: { &quot;type&quot;: &quot;Point&quot;, &quot;coordinates&quot;: [121.4915,31.2246] }}">
            <text:p>{"type": "Feature", "properties": {"name":"Shanghai","quantity":107563}, "geometry": { "type": "Point", "coordinates": [121.4915,31.2246] }}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ingapore</text:p>
          </table:table-cell>
          <table:table-cell office:value-type="float" office:value="92153">
            <text:p>92153</text:p>
          </table:table-cell>
          <table:table-cell/>
          <table:table-cell table:formula="of:=VLOOKUP([.B4];['file:///home/stefano/Desktop/htdocs/GenoaPortStats/top61/coordinates.ods'#$coordinates.$A$2:.$F$127];6)" office:value-type="string" office:string-value="103.85283,1.29063">
            <text:p>103.85283,1.2906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Singapore&quot;,&quot;quantity&quot;:92153}, &quot;geometry&quot;: { &quot;type&quot;: &quot;Point&quot;, &quot;coordinates&quot;: [103.85283,1.29063] }}">
            <text:p>{"type": "Feature", "properties": {"name":"Singapore","quantity":92153}, "geometry": { "type": "Point", "coordinates": [103.85283,1.29063] }}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office:value-type="float" office:value="67231">
            <text:p>67231</text:p>
          </table:table-cell>
          <table:table-cell/>
          <table:table-cell table:formula="of:=VLOOKUP([.B5];['file:///home/stefano/Desktop/htdocs/GenoaPortStats/top61/coordinates.ods'#$coordinates.$A$2:.$F$127];6)" office:value-type="string" office:string-value="9.096,39.2204">
            <text:p>9.096,39.220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Cagliari&quot;,&quot;quantity&quot;:67231}, &quot;geometry&quot;: { &quot;type&quot;: &quot;Point&quot;, &quot;coordinates&quot;: [9.096,39.2204] }}">
            <text:p>{"type": "Feature", "properties": {"name":"Cagliari","quantity":67231}, "geometry": { "type": "Point", "coordinates": [9.096,39.2204] }}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office:value-type="float" office:value="65511">
            <text:p>65511</text:p>
          </table:table-cell>
          <table:table-cell/>
          <table:table-cell table:formula="of:=VLOOKUP([.B6];['file:///home/stefano/Desktop/htdocs/GenoaPortStats/top61/coordinates.ods'#$coordinates.$A$2:.$F$127];6)" office:value-type="string" office:string-value="114.1229,22.3434">
            <text:p>114.1229,22.34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Hong Kong&quot;,&quot;quantity&quot;:65511}, &quot;geometry&quot;: { &quot;type&quot;: &quot;Point&quot;, &quot;coordinates&quot;: [114.1229,22.3434] }}">
            <text:p>{"type": "Feature", "properties": {"name":"Hong Kong","quantity":65511}, "geometry": { "type": "Point", "coordinates": [114.1229,22.3434] }}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san</text:p>
          </table:table-cell>
          <table:table-cell office:value-type="string">
            <text:p>South Korea</text:p>
          </table:table-cell>
          <table:table-cell office:value-type="float" office:value="33020">
            <text:p>33020</text:p>
          </table:table-cell>
          <table:table-cell/>
          <table:table-cell table:formula="of:=VLOOKUP([.B7];['file:///home/stefano/Desktop/htdocs/GenoaPortStats/top61/coordinates.ods'#$coordinates.$A$2:.$F$127];6)" office:value-type="string" office:string-value="129.0752365,35.179978">
            <text:p>129.0752365,35.17997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Pusan&quot;,&quot;quantity&quot;:33020}, &quot;geometry&quot;: { &quot;type&quot;: &quot;Point&quot;, &quot;coordinates&quot;: [129.0752365,35.179978] }}">
            <text:p>{"type": "Feature", "properties": {"name":"Pusan","quantity":33020}, "geometry": { "type": "Point", "coordinates": [129.0752365,35.179978] }}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office:value-type="float" office:value="32123">
            <text:p>32123</text:p>
          </table:table-cell>
          <table:table-cell/>
          <table:table-cell table:formula="of:=VLOOKUP([.B8];['file:///home/stefano/Desktop/htdocs/GenoaPortStats/top61/coordinates.ods'#$coordinates.$A$2:.$F$127];6)" office:value-type="string" office:string-value="15.9207,38.4271">
            <text:p>15.9207,38.427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Gioia Tauro&quot;,&quot;quantity&quot;:32123}, &quot;geometry&quot;: { &quot;type&quot;: &quot;Point&quot;, &quot;coordinates&quot;: [15.9207,38.4271] }}">
            <text:p>{"type": "Feature", "properties": {"name":"Gioia Tauro","quantity":32123}, "geometry": { "type": "Point", "coordinates": [15.9207,38.4271] }}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office:value-type="float" office:value="31059">
            <text:p>31059</text:p>
          </table:table-cell>
          <table:table-cell/>
          <table:table-cell table:formula="of:=VLOOKUP([.B9];['file:///home/stefano/Desktop/htdocs/GenoaPortStats/top61/coordinates.ods'#$coordinates.$A$2:.$F$127];6)" office:value-type="string" office:string-value="29.8944,31.199">
            <text:p>29.8944,31.19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Alexandria&quot;,&quot;quantity&quot;:31059}, &quot;geometry&quot;: { &quot;type&quot;: &quot;Point&quot;, &quot;coordinates&quot;: [29.8944,31.199] }}">
            <text:p>{"type": "Feature", "properties": {"name":"Alexandria","quantity":31059}, "geometry": { "type": "Point", "coordinates": [29.8944,31.199] }}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office:value-type="float" office:value="30748">
            <text:p>30748</text:p>
          </table:table-cell>
          <table:table-cell/>
          <table:table-cell table:formula="of:=VLOOKUP([.B10];['file:///home/stefano/Desktop/htdocs/GenoaPortStats/top61/coordinates.ods'#$coordinates.$A$2:.$F$127];6)" office:value-type="string" office:string-value="121.54988,29.87203">
            <text:p>121.54988,29.87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Ningbo&quot;,&quot;quantity&quot;:30748}, &quot;geometry&quot;: { &quot;type&quot;: &quot;Point&quot;, &quot;coordinates&quot;: [121.54988,29.87203] }}">
            <text:p>{"type": "Feature", "properties": {"name":"Ningbo","quantity":30748}, "geometry": { "type": "Point", "coordinates": [121.54988,29.87203] }}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office:value-type="float" office:value="28395">
            <text:p>28395</text:p>
          </table:table-cell>
          <table:table-cell/>
          <table:table-cell table:formula="of:=VLOOKUP([.B11];['file:///home/stefano/Desktop/htdocs/GenoaPortStats/top61/coordinates.ods'#$coordinates.$A$2:.$F$127];6)" office:value-type="string" office:string-value="39.16404,21.58222">
            <text:p>39.16404,21.582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Jeddah&quot;,&quot;quantity&quot;:28395}, &quot;geometry&quot;: { &quot;type&quot;: &quot;Point&quot;, &quot;coordinates&quot;: [39.16404,21.58222] }}">
            <text:p>{"type": "Feature", "properties": {"name":"Jeddah","quantity":28395}, "geometry": { "type": "Point", "coordinates": [39.16404,21.58222] }}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office:value-type="float" office:value="27839">
            <text:p>27839</text:p>
          </table:table-cell>
          <table:table-cell/>
          <table:table-cell table:formula="of:=VLOOKUP([.B12];['file:///home/stefano/Desktop/htdocs/GenoaPortStats/top61/coordinates.ods'#$coordinates.$A$2:.$F$127];6)" office:value-type="string" office:string-value="10.18479,36.80011">
            <text:p>10.18479,36.8001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Tunis&quot;,&quot;quantity&quot;:27839}, &quot;geometry&quot;: { &quot;type&quot;: &quot;Point&quot;, &quot;coordinates&quot;: [10.18479,36.80011] }}">
            <text:p>{"type": "Feature", "properties": {"name":"Tunis","quantity":27839}, "geometry": { "type": "Point", "coordinates": [10.18479,36.80011] }}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office:value-type="float" office:value="26852">
            <text:p>26852</text:p>
          </table:table-cell>
          <table:table-cell/>
          <table:table-cell table:formula="of:=VLOOKUP([.B13];['file:///home/stefano/Desktop/htdocs/GenoaPortStats/top61/coordinates.ods'#$coordinates.$A$2:.$F$127];6)" office:value-type="string" office:string-value="-73.6554,45.5027">
            <text:p>-73.6554,45.50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Montreal&quot;,&quot;quantity&quot;:26852}, &quot;geometry&quot;: { &quot;type&quot;: &quot;Point&quot;, &quot;coordinates&quot;: [-73.6554,45.5027] }}">
            <text:p>{"type": "Feature", "properties": {"name":"Montreal","quantity":26852}, "geometry": { "type": "Point", "coordinates": [-73.6554,45.5027] }}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office:value-type="float" office:value="25156">
            <text:p>25156</text:p>
          </table:table-cell>
          <table:table-cell/>
          <table:table-cell table:formula="of:=VLOOKUP([.B14];['file:///home/stefano/Desktop/htdocs/GenoaPortStats/top61/coordinates.ods'#$coordinates.$A$2:.$F$127];6)" office:value-type="string" office:string-value="114.283,22.5841">
            <text:p>114.283,22.58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Yantian Huangdong&quot;,&quot;quantity&quot;:25156}, &quot;geometry&quot;: { &quot;type&quot;: &quot;Point&quot;, &quot;coordinates&quot;: [114.283,22.5841] }}">
            <text:p>{"type": "Feature", "properties": {"name":"Yantian Huangdong","quantity":25156}, "geometry": { "type": "Point", "coordinates": [114.283,22.5841] }}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sablanca</text:p>
          </table:table-cell>
          <table:table-cell office:value-type="string">
            <text:p>Morocco</text:p>
          </table:table-cell>
          <table:table-cell office:value-type="float" office:value="23823">
            <text:p>23823</text:p>
          </table:table-cell>
          <table:table-cell/>
          <table:table-cell table:formula="of:=VLOOKUP([.B15];['file:///home/stefano/Desktop/htdocs/GenoaPortStats/top61/coordinates.ods'#$coordinates.$A$2:.$F$127];6)" office:value-type="string" office:string-value="-7.6073,33.588">
            <text:p>-7.6073,33.5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Casablanca&quot;,&quot;quantity&quot;:23823}, &quot;geometry&quot;: { &quot;type&quot;: &quot;Point&quot;, &quot;coordinates&quot;: [-7.6073,33.588] }}">
            <text:p>{"type": "Feature", "properties": {"name":"Casablanca","quantity":23823}, "geometry": { "type": "Point", "coordinates": [-7.6073,33.588] }}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office:value-type="float" office:value="23627">
            <text:p>23627</text:p>
          </table:table-cell>
          <table:table-cell/>
          <table:table-cell table:formula="of:=VLOOKUP([.B16];['file:///home/stefano/Desktop/htdocs/GenoaPortStats/top61/coordinates.ods'#$coordinates.$A$2:.$F$127];6)" office:value-type="string" office:string-value="-73.9796,40.6979">
            <text:p>-73.9796,40.697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New York&quot;,&quot;quantity&quot;:23627}, &quot;geometry&quot;: { &quot;type&quot;: &quot;Point&quot;, &quot;coordinates&quot;: [-73.9796,40.6979] }}">
            <text:p>{"type": "Feature", "properties": {"name":"New York","quantity":23627}, "geometry": { "type": "Point", "coordinates": [-73.9796,40.6979] }}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ger</text:p>
          </table:table-cell>
          <table:table-cell office:value-type="string">
            <text:p>Algeria</text:p>
          </table:table-cell>
          <table:table-cell office:value-type="float" office:value="22005">
            <text:p>22005</text:p>
          </table:table-cell>
          <table:table-cell/>
          <table:table-cell table:formula="of:=VLOOKUP([.B17];['file:///home/stefano/Desktop/htdocs/GenoaPortStats/top61/coordinates.ods'#$coordinates.$A$2:.$F$127];6)" office:value-type="string" office:string-value="3.0601,36.7753">
            <text:p>3.0601,36.775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Alger&quot;,&quot;quantity&quot;:22005}, &quot;geometry&quot;: { &quot;type&quot;: &quot;Point&quot;, &quot;coordinates&quot;: [3.0601,36.7753] }}">
            <text:p>{"type": "Feature", "properties": {"name":"Alger","quantity":22005}, "geometry": { "type": "Point", "coordinates": [3.0601,36.7753] }}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office:value-type="float" office:value="21105">
            <text:p>21105</text:p>
          </table:table-cell>
          <table:table-cell/>
          <table:table-cell table:formula="of:=VLOOKUP([.B18];['file:///home/stefano/Desktop/htdocs/GenoaPortStats/top61/coordinates.ods'#$coordinates.$A$2:.$F$127];6)" office:value-type="string" office:string-value="103.54571,1.3570015">
            <text:p>103.54571,1.3570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Tanjong Pelepas&quot;,&quot;quantity&quot;:21105}, &quot;geometry&quot;: { &quot;type&quot;: &quot;Point&quot;, &quot;coordinates&quot;: [103.54571,1.3570015] }}">
            <text:p>{"type": "Feature", "properties": {"name":"Tanjong Pelepas","quantity":21105}, "geometry": { "type": "Point", "coordinates": [103.54571,1.3570015] }}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office:value-type="float" office:value="20396">
            <text:p>20396</text:p>
          </table:table-cell>
          <table:table-cell/>
          <table:table-cell table:formula="of:=VLOOKUP([.B19];['file:///home/stefano/Desktop/htdocs/GenoaPortStats/top61/coordinates.ods'#$coordinates.$A$2:.$F$127];6)" office:value-type="string" office:string-value="56.3709,25.3584">
            <text:p>56.3709,25.35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Khor al Fakkan&quot;,&quot;quantity&quot;:20396}, &quot;geometry&quot;: { &quot;type&quot;: &quot;Point&quot;, &quot;coordinates&quot;: [56.3709,25.3584] }}">
            <text:p>{"type": "Feature", "properties": {"name":"Khor al Fakkan","quantity":20396}, "geometry": { "type": "Point", "coordinates": [56.3709,25.3584] }}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office:value-type="float" office:value="20021">
            <text:p>20021</text:p>
          </table:table-cell>
          <table:table-cell/>
          <table:table-cell table:formula="of:=VLOOKUP([.B20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Kaohsiung&quot;,&quot;quantity&quot;:20021}, &quot;geometry&quot;: { &quot;type&quot;: &quot;Point&quot;, &quot;coordinates&quot;: [120.2893,22.6015] }}">
            <text:p>{"type": "Feature", "properties": {"name":"Kaohsiung","quantity":20021}, "geometry": { "type": "Point", "coordinates": [120.2893,22.6015] }}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office:value-type="float" office:value="19933">
            <text:p>19933</text:p>
          </table:table-cell>
          <table:table-cell/>
          <table:table-cell table:formula="of:=VLOOKUP([.B21];['file:///home/stefano/Desktop/htdocs/GenoaPortStats/top61/coordinates.ods'#$coordinates.$A$2:.$F$127];6)" office:value-type="string" office:string-value="-0.3525,39.4228">
            <text:p>-0.3525,39.422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Valencia&quot;,&quot;quantity&quot;:19933}, &quot;geometry&quot;: { &quot;type&quot;: &quot;Point&quot;, &quot;coordinates&quot;: [-0.3525,39.4228] }}">
            <text:p>{"type": "Feature", "properties": {"name":"Valencia","quantity":19933}, "geometry": { "type": "Point", "coordinates": [-0.3525,39.4228] }}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Malta</text:p>
          </table:table-cell>
          <table:table-cell office:value-type="float" office:value="19362">
            <text:p>19362</text:p>
          </table:table-cell>
          <table:table-cell/>
          <table:table-cell table:formula="of:=VLOOKUP([.B22];['file:///home/stefano/Desktop/htdocs/GenoaPortStats/top61/coordinates.ods'#$coordinates.$A$2:.$F$127];6)" office:value-type="string" office:string-value="14.5244,35.918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Malta&quot;,&quot;quantity&quot;:19362}, &quot;geometry&quot;: { &quot;type&quot;: &quot;Point&quot;, &quot;coordinates&quot;: [14.5244,35.918] }}">
            <text:p>{"type": "Feature", "properties": {"name":"Malta","quantity":19362}, "geometry": { "type": "Point", "coordinates": [14.5244,35.918] }}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office:value-type="float" office:value="17005">
            <text:p>17005</text:p>
          </table:table-cell>
          <table:table-cell/>
          <table:table-cell table:formula="of:=VLOOKUP([.B23];['file:///home/stefano/Desktop/htdocs/GenoaPortStats/top61/coordinates.ods'#$coordinates.$A$2:.$F$127];6)" office:value-type="string" office:string-value="34.9885,32.8184">
            <text:p>34.9885,32.81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Haifa&quot;,&quot;quantity&quot;:17005}, &quot;geometry&quot;: { &quot;type&quot;: &quot;Point&quot;, &quot;coordinates&quot;: [34.9885,32.8184] }}">
            <text:p>{"type": "Feature", "properties": {"name":"Haifa","quantity":17005}, "geometry": { "type": "Point", "coordinates": [34.9885,32.8184] }}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office:value-type="float" office:value="16818">
            <text:p>16818</text:p>
          </table:table-cell>
          <table:table-cell/>
          <table:table-cell table:formula="of:=VLOOKUP([.B24];['file:///home/stefano/Desktop/htdocs/GenoaPortStats/top61/coordinates.ods'#$coordinates.$A$2:.$F$127];6)" office:value-type="string" office:string-value="55.0687,24.9959">
            <text:p>55.0687,24.99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Jebel Ali&quot;,&quot;quantity&quot;:16818}, &quot;geometry&quot;: { &quot;type&quot;: &quot;Point&quot;, &quot;coordinates&quot;: [55.0687,24.9959] }}">
            <text:p>{"type": "Feature", "properties": {"name":"Jebel Ali","quantity":16818}, "geometry": { "type": "Point", "coordinates": [55.0687,24.9959] }}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office:value-type="float" office:value="16353">
            <text:p>16353</text:p>
          </table:table-cell>
          <table:table-cell/>
          <table:table-cell table:formula="of:=VLOOKUP([.B25];['file:///home/stefano/Desktop/htdocs/GenoaPortStats/top61/coordinates.ods'#$coordinates.$A$2:.$F$127];6)" office:value-type="string" office:string-value="-81.098,31.9996">
            <text:p>-81.098,31.9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Savannah&quot;,&quot;quantity&quot;:16353}, &quot;geometry&quot;: { &quot;type&quot;: &quot;Point&quot;, &quot;coordinates&quot;: [-81.098,31.9996] }}">
            <text:p>{"type": "Feature", "properties": {"name":"Savannah","quantity":16353}, "geometry": { "type": "Point", "coordinates": [-81.098,31.9996] }}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office:value-type="float" office:value="15395">
            <text:p>15395</text:p>
          </table:table-cell>
          <table:table-cell/>
          <table:table-cell table:formula="of:=VLOOKUP([.B26];['file:///home/stefano/Desktop/htdocs/GenoaPortStats/top61/coordinates.ods'#$coordinates.$A$2:.$F$127];6)" office:value-type="string" office:string-value="113.9161,22.4715">
            <text:p>113.9161,22.47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Shekou&quot;,&quot;quantity&quot;:15395}, &quot;geometry&quot;: { &quot;type&quot;: &quot;Point&quot;, &quot;coordinates&quot;: [113.9161,22.4715] }}">
            <text:p>{"type": "Feature", "properties": {"name":"Shekou","quantity":15395}, "geometry": { "type": "Point", "coordinates": [113.9161,22.4715] }}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float" office:value="14962">
            <text:p>14962</text:p>
          </table:table-cell>
          <table:table-cell/>
          <table:table-cell table:formula="of:=VLOOKUP([.B27];['file:///home/stefano/Desktop/htdocs/GenoaPortStats/top61/coordinates.ods'#$coordinates.$A$2:.$F$127];6)" office:value-type="string" office:string-value="2.1889,41.3996">
            <text:p>2.1889,41.3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Barcelona&quot;,&quot;quantity&quot;:14962}, &quot;geometry&quot;: { &quot;type&quot;: &quot;Point&quot;, &quot;coordinates&quot;: [2.1889,41.3996] }}">
            <text:p>{"type": "Feature", "properties": {"name":"Barcelona","quantity":14962}, "geometry": { "type": "Point", "coordinates": [2.1889,41.3996] }}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office:value-type="float" office:value="14359">
            <text:p>14359</text:p>
          </table:table-cell>
          <table:table-cell/>
          <table:table-cell table:formula="of:=VLOOKUP([.B28];['file:///home/stefano/Desktop/htdocs/GenoaPortStats/top61/coordinates.ods'#$coordinates.$A$2:.$F$127];6)" office:value-type="string" office:string-value="32.3192,31.2567">
            <text:p>32.3192,31.256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Port Said&quot;,&quot;quantity&quot;:14359}, &quot;geometry&quot;: { &quot;type&quot;: &quot;Point&quot;, &quot;coordinates&quot;: [32.3192,31.2567] }}">
            <text:p>{"type": "Feature", "properties": {"name":"Port Said","quantity":14359}, "geometry": { "type": "Point", "coordinates": [32.3192,31.2567] }}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office:value-type="float" office:value="13479">
            <text:p>13479</text:p>
          </table:table-cell>
          <table:table-cell/>
          <table:table-cell table:formula="of:=VLOOKUP([.B29];['file:///home/stefano/Desktop/htdocs/GenoaPortStats/top61/coordinates.ods'#$coordinates.$A$2:.$F$127];6)" office:value-type="string" office:string-value="31.82137,31.41674">
            <text:p>31.82137,31.4167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Damietta&quot;,&quot;quantity&quot;:13479}, &quot;geometry&quot;: { &quot;type&quot;: &quot;Point&quot;, &quot;coordinates&quot;: [31.82137,31.41674] }}">
            <text:p>{"type": "Feature", "properties": {"name":"Damietta","quantity":13479}, "geometry": { "type": "Point", "coordinates": [31.82137,31.41674] }}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office:value-type="float" office:value="12627">
            <text:p>12627</text:p>
          </table:table-cell>
          <table:table-cell/>
          <table:table-cell table:formula="of:=VLOOKUP([.B30];['file:///home/stefano/Desktop/htdocs/GenoaPortStats/top61/coordinates.ods'#$coordinates.$A$2:.$F$127];6)" office:value-type="string" office:string-value="101.3006,2.941">
            <text:p>101.3006,2.9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Port Kelang&quot;,&quot;quantity&quot;:12627}, &quot;geometry&quot;: { &quot;type&quot;: &quot;Point&quot;, &quot;coordinates&quot;: [101.3006,2.941] }}">
            <text:p>{"type": "Feature", "properties": {"name":"Port Kelang","quantity":12627}, "geometry": { "type": "Point", "coordinates": [101.3006,2.941] }}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stanbul</text:p>
          </table:table-cell>
          <table:table-cell office:value-type="string">
            <text:p>Turkey</text:p>
          </table:table-cell>
          <table:table-cell office:value-type="float" office:value="12621">
            <text:p>12621</text:p>
          </table:table-cell>
          <table:table-cell/>
          <table:table-cell table:formula="of:=VLOOKUP([.B31];['file:///home/stefano/Desktop/htdocs/GenoaPortStats/top61/coordinates.ods'#$coordinates.$A$2:.$F$127];6)" office:value-type="string" office:string-value="28.9652,41.0096">
            <text:p>28.9652,41.00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Istanbul&quot;,&quot;quantity&quot;:12621}, &quot;geometry&quot;: { &quot;type&quot;: &quot;Point&quot;, &quot;coordinates&quot;: [28.9652,41.0096] }}">
            <text:p>{"type": "Feature", "properties": {"name":"Istanbul","quantity":12621}, "geometry": { "type": "Point", "coordinates": [28.9652,41.0096] }}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office:value-type="float" office:value="12520">
            <text:p>12520</text:p>
          </table:table-cell>
          <table:table-cell/>
          <table:table-cell table:formula="of:=VLOOKUP([.B32];['file:///home/stefano/Desktop/htdocs/GenoaPortStats/top61/coordinates.ods'#$coordinates.$A$2:.$F$127];6)" office:value-type="string" office:string-value="-74.1821,40.731">
            <text:p>-74.1821,40.73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Newark&quot;,&quot;quantity&quot;:12520}, &quot;geometry&quot;: { &quot;type&quot;: &quot;Point&quot;, &quot;coordinates&quot;: [-74.1821,40.731] }}">
            <text:p>{"type": "Feature", "properties": {"name":"Newark","quantity":12520}, "geometry": { "type": "Point", "coordinates": [-74.1821,40.731] }}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office:value-type="float" office:value="12513">
            <text:p>12513</text:p>
          </table:table-cell>
          <table:table-cell/>
          <table:table-cell table:formula="of:=VLOOKUP([.B33];['file:///home/stefano/Desktop/htdocs/GenoaPortStats/top61/coordinates.ods'#$coordinates.$A$2:.$F$127];6)" office:value-type="string" office:string-value="72.9644,18.9629">
            <text:p>72.9644,18.96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Jawaharlal Neru (Nhava Sheva)&quot;,&quot;quantity&quot;:12513}, &quot;geometry&quot;: { &quot;type&quot;: &quot;Point&quot;, &quot;coordinates&quot;: [72.9644,18.9629] }}">
            <text:p>{"type": "Feature", "properties": {"name":"Jawaharlal Neru (Nhava Sheva)","quantity":12513}, "geometry": { "type": "Point", "coordinates": [72.9644,18.9629] }}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ripoli</text:p>
          </table:table-cell>
          <table:table-cell office:value-type="string">
            <text:p>Libya</text:p>
          </table:table-cell>
          <table:table-cell office:value-type="float" office:value="12391">
            <text:p>12391</text:p>
          </table:table-cell>
          <table:table-cell/>
          <table:table-cell table:formula="of:=VLOOKUP([.B34];['file:///home/stefano/Desktop/htdocs/GenoaPortStats/top61/coordinates.ods'#$coordinates.$A$2:.$F$127];6)" office:value-type="string" office:string-value="13.1800117,32.8925">
            <text:p>13.1800117,32.892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Tripoli&quot;,&quot;quantity&quot;:12391}, &quot;geometry&quot;: { &quot;type&quot;: &quot;Point&quot;, &quot;coordinates&quot;: [13.1800117,32.8925] }}">
            <text:p>{"type": "Feature", "properties": {"name":"Tripoli","quantity":12391}, "geometry": { "type": "Point", "coordinates": [13.1800117,32.8925] }}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office:value-type="float" office:value="12044">
            <text:p>12044</text:p>
          </table:table-cell>
          <table:table-cell/>
          <table:table-cell table:formula="of:=VLOOKUP([.B35];['file:///home/stefano/Desktop/htdocs/GenoaPortStats/top61/coordinates.ods'#$coordinates.$A$2:.$F$127];6)" office:value-type="string" office:string-value="-15.4357,28.0514">
            <text:p>-15.4357,28.05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Las Palmas&quot;,&quot;quantity&quot;:12044}, &quot;geometry&quot;: { &quot;type&quot;: &quot;Point&quot;, &quot;coordinates&quot;: [-15.4357,28.0514] }}">
            <text:p>{"type": "Feature", "properties": {"name":"Las Palmas","quantity":12044}, "geometry": { "type": "Point", "coordinates": [-15.4357,28.0514] }}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office:value-type="float" office:value="12041">
            <text:p>12041</text:p>
          </table:table-cell>
          <table:table-cell/>
          <table:table-cell table:formula="of:=VLOOKUP([.B36];['file:///home/stefano/Desktop/htdocs/GenoaPortStats/top61/coordinates.ods'#$coordinates.$A$2:.$F$127];6)" office:value-type="string" office:string-value="-94.9171,29.7232">
            <text:p>-94.9171,29.723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Houston&quot;,&quot;quantity&quot;:12041}, &quot;geometry&quot;: { &quot;type&quot;: &quot;Point&quot;, &quot;coordinates&quot;: [-94.9171,29.7232] }}">
            <text:p>{"type": "Feature", "properties": {"name":"Houston","quantity":12041}, "geometry": { "type": "Point", "coordinates": [-94.9171,29.7232] }}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bidjan</text:p>
          </table:table-cell>
          <table:table-cell office:value-type="string">
            <text:p>Ivory Coast</text:p>
          </table:table-cell>
          <table:table-cell office:value-type="float" office:value="10985">
            <text:p>10985</text:p>
          </table:table-cell>
          <table:table-cell/>
          <table:table-cell table:formula="of:=VLOOKUP([.B37];['file:///home/stefano/Desktop/htdocs/GenoaPortStats/top61/coordinates.ods'#$coordinates.$A$2:.$F$127];6)" office:value-type="string" office:string-value="1.87000083,9.76998734">
            <text:p>1.87000083,9.769987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Abidjan&quot;,&quot;quantity&quot;:10985}, &quot;geometry&quot;: { &quot;type&quot;: &quot;Point&quot;, &quot;coordinates&quot;: [1.87000083,9.76998734] }}">
            <text:p>{"type": "Feature", "properties": {"name":"Abidjan","quantity":10985}, "geometry": { "type": "Point", "coordinates": [1.87000083,9.76998734] }}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office:value-type="float" office:value="10860">
            <text:p>10860</text:p>
          </table:table-cell>
          <table:table-cell/>
          <table:table-cell table:formula="of:=VLOOKUP([.B38];['file:///home/stefano/Desktop/htdocs/GenoaPortStats/top61/coordinates.ods'#$coordinates.$A$2:.$F$127];6)" office:value-type="string" office:string-value="120.3189,36.0696">
            <text:p>120.3189,36.06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Qingdao&quot;,&quot;quantity&quot;:10860}, &quot;geometry&quot;: { &quot;type&quot;: &quot;Point&quot;, &quot;coordinates&quot;: [120.3189,36.0696] }}">
            <text:p>{"type": "Feature", "properties": {"name":"Qingdao","quantity":10860}, "geometry": { "type": "Point", "coordinates": [120.3189,36.0696] }}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apoli</text:p>
          </table:table-cell>
          <table:table-cell office:value-type="string">
            <text:p>Italy</text:p>
          </table:table-cell>
          <table:table-cell office:value-type="float" office:value="10804">
            <text:p>10804</text:p>
          </table:table-cell>
          <table:table-cell/>
          <table:table-cell table:formula="of:=VLOOKUP([.B39];['file:///home/stefano/Desktop/htdocs/GenoaPortStats/top61/coordinates.ods'#$coordinates.$A$2:.$F$127];6)" office:value-type="string" office:string-value="14.2461,40.8529">
            <text:p>14.2461,40.85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Napoli&quot;,&quot;quantity&quot;:10804}, &quot;geometry&quot;: { &quot;type&quot;: &quot;Point&quot;, &quot;coordinates&quot;: [14.2461,40.8529] }}">
            <text:p>{"type": "Feature", "properties": {"name":"Napoli","quantity":10804}, "geometry": { "type": "Point", "coordinates": [14.2461,40.8529] }}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Xiamen</text:p>
          </table:table-cell>
          <table:table-cell office:value-type="string">
            <text:p>China</text:p>
          </table:table-cell>
          <table:table-cell office:value-type="float" office:value="10649">
            <text:p>10649</text:p>
          </table:table-cell>
          <table:table-cell/>
          <table:table-cell table:formula="of:=VLOOKUP([.B40];['file:///home/stefano/Desktop/htdocs/GenoaPortStats/top61/coordinates.ods'#$coordinates.$A$2:.$F$127];6)" office:value-type="string" office:string-value="118.1537,24.5029">
            <text:p>118.1537,24.50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Xiamen&quot;,&quot;quantity&quot;:10649}, &quot;geometry&quot;: { &quot;type&quot;: &quot;Point&quot;, &quot;coordinates&quot;: [118.1537,24.5029] }}">
            <text:p>{"type": "Feature", "properties": {"name":"Xiamen","quantity":10649}, "geometry": { "type": "Point", "coordinates": [118.1537,24.5029] }}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office:value-type="float" office:value="10169">
            <text:p>10169</text:p>
          </table:table-cell>
          <table:table-cell/>
          <table:table-cell table:formula="of:=VLOOKUP([.B41];['file:///home/stefano/Desktop/htdocs/GenoaPortStats/top61/coordinates.ods'#$coordinates.$A$2:.$F$127];6)" office:value-type="string" office:string-value="-46.29,-23.8643">
            <text:p>-46.29,-23.864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Santos&quot;,&quot;quantity&quot;:10169}, &quot;geometry&quot;: { &quot;type&quot;: &quot;Point&quot;, &quot;coordinates&quot;: [-46.29,-23.8643] }}">
            <text:p>{"type": "Feature", "properties": {"name":"Santos","quantity":10169}, "geometry": { "type": "Point", "coordinates": [-46.29,-23.8643] }}</text:p>
          </table:table-cell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hiwan</text:p>
          </table:table-cell>
          <table:table-cell office:value-type="string">
            <text:p>China</text:p>
          </table:table-cell>
          <table:table-cell office:value-type="float" office:value="9913">
            <text:p>9913</text:p>
          </table:table-cell>
          <table:table-cell/>
          <table:table-cell table:formula="of:=VLOOKUP([.B42];['file:///home/stefano/Desktop/htdocs/GenoaPortStats/top61/coordinates.ods'#$coordinates.$A$2:.$F$127];6)" office:value-type="string" office:string-value="113.8925745,22.4823134">
            <text:p>113.8925745,22.48231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Chiwan&quot;,&quot;quantity&quot;:9913}, &quot;geometry&quot;: { &quot;type&quot;: &quot;Point&quot;, &quot;coordinates&quot;: [113.8925745,22.4823134] }}">
            <text:p>{"type": "Feature", "properties": {"name":"Chiwan","quantity":9913}, "geometry": { "type": "Point", "coordinates": [113.8925745,22.4823134] }}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olombo</text:p>
          </table:table-cell>
          <table:table-cell office:value-type="string">
            <text:p>Sri Lanka</text:p>
          </table:table-cell>
          <table:table-cell office:value-type="float" office:value="9501">
            <text:p>9501</text:p>
          </table:table-cell>
          <table:table-cell/>
          <table:table-cell table:formula="of:=VLOOKUP([.B43];['file:///home/stefano/Desktop/htdocs/GenoaPortStats/top61/coordinates.ods'#$coordinates.$A$2:.$F$127];6)" office:value-type="string" office:string-value="79.8532704,6.934287">
            <text:p>79.8532704,6.9342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Colombo&quot;,&quot;quantity&quot;:9501}, &quot;geometry&quot;: { &quot;type&quot;: &quot;Point&quot;, &quot;coordinates&quot;: [79.8532704,6.934287] }}">
            <text:p>{"type": "Feature", "properties": {"name":"Colombo","quantity":9501}, "geometry": { "type": "Point", "coordinates": [79.8532704,6.934287] }}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emlik</text:p>
          </table:table-cell>
          <table:table-cell office:value-type="string">
            <text:p>Turkey</text:p>
          </table:table-cell>
          <table:table-cell office:value-type="float" office:value="9122">
            <text:p>9122</text:p>
          </table:table-cell>
          <table:table-cell/>
          <table:table-cell table:formula="of:=VLOOKUP([.B44];['file:///home/stefano/Desktop/htdocs/GenoaPortStats/top61/coordinates.ods'#$coordinates.$A$2:.$F$127];6)" office:value-type="string" office:string-value="29.15707,40.43017">
            <text:p>29.15707,40.4301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Gemlik&quot;,&quot;quantity&quot;:9122}, &quot;geometry&quot;: { &quot;type&quot;: &quot;Point&quot;, &quot;coordinates&quot;: [29.15707,40.43017] }}">
            <text:p>{"type": "Feature", "properties": {"name":"Gemlik","quantity":9122}, "geometry": { "type": "Point", "coordinates": [29.15707,40.43017] }}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shdod</text:p>
          </table:table-cell>
          <table:table-cell office:value-type="string">
            <text:p>Israel</text:p>
          </table:table-cell>
          <table:table-cell office:value-type="float" office:value="8683">
            <text:p>8683</text:p>
          </table:table-cell>
          <table:table-cell/>
          <table:table-cell table:formula="of:=VLOOKUP([.B45];['file:///home/stefano/Desktop/htdocs/GenoaPortStats/top61/coordinates.ods'#$coordinates.$A$2:.$F$127];6)" office:value-type="string" office:string-value="34.6601,31.8493">
            <text:p>34.6601,31.849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Ashdod&quot;,&quot;quantity&quot;:8683}, &quot;geometry&quot;: { &quot;type&quot;: &quot;Point&quot;, &quot;coordinates&quot;: [34.6601,31.8493] }}">
            <text:p>{"type": "Feature", "properties": {"name":"Ashdod","quantity":8683}, "geometry": { "type": "Point", "coordinates": [34.6601,31.8493] }}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os Angeles</text:p>
          </table:table-cell>
          <table:table-cell office:value-type="string">
            <text:p>United States of America</text:p>
          </table:table-cell>
          <table:table-cell office:value-type="float" office:value="8613">
            <text:p>8613</text:p>
          </table:table-cell>
          <table:table-cell/>
          <table:table-cell table:formula="of:=VLOOKUP([.B46];['file:///home/stefano/Desktop/htdocs/GenoaPortStats/top61/coordinates.ods'#$coordinates.$A$2:.$F$127];6)" office:value-type="string" office:string-value="-118.2113,33.7673">
            <text:p>-118.2113,33.767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Los Angeles&quot;,&quot;quantity&quot;:8613}, &quot;geometry&quot;: { &quot;type&quot;: &quot;Point&quot;, &quot;coordinates&quot;: [-118.2113,33.7673] }}">
            <text:p>{"type": "Feature", "properties": {"name":"Los Angeles","quantity":8613}, "geometry": { "type": "Point", "coordinates": [-118.2113,33.7673] }}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eirut</text:p>
          </table:table-cell>
          <table:table-cell office:value-type="string">
            <text:p>Lebanon</text:p>
          </table:table-cell>
          <table:table-cell office:value-type="float" office:value="8420">
            <text:p>8420</text:p>
          </table:table-cell>
          <table:table-cell/>
          <table:table-cell table:formula="of:=VLOOKUP([.B47];['file:///home/stefano/Desktop/htdocs/GenoaPortStats/top61/coordinates.ods'#$coordinates.$A$2:.$F$127];6)" office:value-type="string" office:string-value="35.47843,33.8959203">
            <text:p>35.47843,33.8959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Beirut&quot;,&quot;quantity&quot;:8420}, &quot;geometry&quot;: { &quot;type&quot;: &quot;Point&quot;, &quot;coordinates&quot;: [35.47843,33.8959203] }}">
            <text:p>{"type": "Feature", "properties": {"name":"Beirut","quantity":8420}, "geometry": { "type": "Point", "coordinates": [35.47843,33.8959203] }}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ort Sudan</text:p>
          </table:table-cell>
          <table:table-cell office:value-type="string">
            <text:p>Sudan</text:p>
          </table:table-cell>
          <table:table-cell office:value-type="float" office:value="8413">
            <text:p>8413</text:p>
          </table:table-cell>
          <table:table-cell/>
          <table:table-cell table:formula="of:=VLOOKUP([.B48];['file:///home/stefano/Desktop/htdocs/GenoaPortStats/top61/coordinates.ods'#$coordinates.$A$2:.$F$127];6)" office:value-type="string" office:string-value="37.21124,19.61922">
            <text:p>37.21124,19.619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Port Sudan&quot;,&quot;quantity&quot;:8413}, &quot;geometry&quot;: { &quot;type&quot;: &quot;Point&quot;, &quot;coordinates&quot;: [37.21124,19.61922] }}">
            <text:p>{"type": "Feature", "properties": {"name":"Port Sudan","quantity":8413}, "geometry": { "type": "Point", "coordinates": [37.21124,19.61922] }}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isurata</text:p>
          </table:table-cell>
          <table:table-cell office:value-type="string">
            <text:p>Libya</text:p>
          </table:table-cell>
          <table:table-cell office:value-type="float" office:value="8407">
            <text:p>8407</text:p>
          </table:table-cell>
          <table:table-cell/>
          <table:table-cell table:formula="of:=VLOOKUP([.B49];['file:///home/stefano/Desktop/htdocs/GenoaPortStats/top61/coordinates.ods'#$coordinates.$A$2:.$F$127];6)" office:value-type="string" office:string-value="15.0999979,32.37997316">
            <text:p>15.0999979,32.3799731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Misurata&quot;,&quot;quantity&quot;:8407}, &quot;geometry&quot;: { &quot;type&quot;: &quot;Point&quot;, &quot;coordinates&quot;: [15.0999979,32.37997316] }}">
            <text:p>{"type": "Feature", "properties": {"name":"Misurata","quantity":8407}, "geometry": { "type": "Point", "coordinates": [15.0999979,32.37997316] }}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 office:value-type="float" office:value="8354">
            <text:p>8354</text:p>
          </table:table-cell>
          <table:table-cell/>
          <table:table-cell table:formula="of:=VLOOKUP([.B50];['file:///home/stefano/Desktop/htdocs/GenoaPortStats/top61/coordinates.ods'#$coordinates.$A$2:.$F$127];6)" office:value-type="string" office:string-value="-76.196,37.0127">
            <text:p>-76.196,37.01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Norfolk&quot;,&quot;quantity&quot;:8354}, &quot;geometry&quot;: { &quot;type&quot;: &quot;Point&quot;, &quot;coordinates&quot;: [-76.196,37.0127] }}">
            <text:p>{"type": "Feature", "properties": {"name":"Norfolk","quantity":8354}, "geometry": { "type": "Point", "coordinates": [-76.196,37.0127] }}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office:value-type="float" office:value="8340">
            <text:p>8340</text:p>
          </table:table-cell>
          <table:table-cell/>
          <table:table-cell table:formula="of:=VLOOKUP([.B51];['file:///home/stefano/Desktop/htdocs/GenoaPortStats/top61/coordinates.ods'#$coordinates.$A$2:.$F$127];6)" office:value-type="string" office:string-value="10.3073,43.5457">
            <text:p>10.3073,43.54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Livorno&quot;,&quot;quantity&quot;:8340}, &quot;geometry&quot;: { &quot;type&quot;: &quot;Point&quot;, &quot;coordinates&quot;: [10.3073,43.5457] }}">
            <text:p>{"type": "Feature", "properties": {"name":"Livorno","quantity":8340}, "geometry": { "type": "Point", "coordinates": [10.3073,43.5457] }}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urban</text:p>
          </table:table-cell>
          <table:table-cell office:value-type="string">
            <text:p>South Africa</text:p>
          </table:table-cell>
          <table:table-cell office:value-type="float" office:value="8313">
            <text:p>8313</text:p>
          </table:table-cell>
          <table:table-cell/>
          <table:table-cell table:formula="of:=VLOOKUP([.B52];['file:///home/stefano/Desktop/htdocs/GenoaPortStats/top61/coordinates.ods'#$coordinates.$A$2:.$F$127];6)" office:value-type="string" office:string-value="31.0375,-29.87">
            <text:p>31.0375,-29.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Durban&quot;,&quot;quantity&quot;:8313}, &quot;geometry&quot;: { &quot;type&quot;: &quot;Point&quot;, &quot;coordinates&quot;: [31.0375,-29.87] }}">
            <text:p>{"type": "Feature", "properties": {"name":"Durban","quantity":8313}, "geometry": { "type": "Point", "coordinates": [31.0375,-29.87] }}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agos</text:p>
          </table:table-cell>
          <table:table-cell office:value-type="string">
            <text:p>Nigeria</text:p>
          </table:table-cell>
          <table:table-cell office:value-type="float" office:value="8100">
            <text:p>8100</text:p>
          </table:table-cell>
          <table:table-cell/>
          <table:table-cell table:formula="of:=VLOOKUP([.B53];['file:///home/stefano/Desktop/htdocs/GenoaPortStats/top61/coordinates.ods'#$coordinates.$A$2:.$F$127];6)" office:value-type="string" office:string-value="3.38958521,6.44520751">
            <text:p>3.38958521,6.4452075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Lagos&quot;,&quot;quantity&quot;:8100}, &quot;geometry&quot;: { &quot;type&quot;: &quot;Point&quot;, &quot;coordinates&quot;: [3.38958521,6.44520751] }}">
            <text:p>{"type": "Feature", "properties": {"name":"Lagos","quantity":8100}, "geometry": { "type": "Point", "coordinates": [3.38958521,6.44520751] }}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ssawa</text:p>
          </table:table-cell>
          <table:table-cell office:value-type="string">
            <text:p>Eritrea</text:p>
          </table:table-cell>
          <table:table-cell office:value-type="float" office:value="7768">
            <text:p>7768</text:p>
          </table:table-cell>
          <table:table-cell/>
          <table:table-cell table:formula="of:=VLOOKUP([.B54];['file:///home/stefano/Desktop/htdocs/GenoaPortStats/top61/coordinates.ods'#$coordinates.$A$2:.$F$127];6)" office:value-type="string" office:string-value="39.4652299,15.6042235">
            <text:p>39.4652299,15.604223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Massawa&quot;,&quot;quantity&quot;:7768}, &quot;geometry&quot;: { &quot;type&quot;: &quot;Point&quot;, &quot;coordinates&quot;: [39.4652299,15.6042235] }}">
            <text:p>{"type": "Feature", "properties": {"name":"Massawa","quantity":7768}, "geometry": { "type": "Point", "coordinates": [39.4652299,15.6042235] }}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Fos-sur-Mer</text:p>
          </table:table-cell>
          <table:table-cell office:value-type="string">
            <text:p>France</text:p>
          </table:table-cell>
          <table:table-cell office:value-type="float" office:value="7595">
            <text:p>7595</text:p>
          </table:table-cell>
          <table:table-cell/>
          <table:table-cell table:formula="of:=VLOOKUP([.B55];['file:///home/stefano/Desktop/htdocs/GenoaPortStats/top61/coordinates.ods'#$coordinates.$A$2:.$F$127];6)" office:value-type="string" office:string-value="4.945595,43.4380714">
            <text:p>4.945595,43.43807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Fos-sur-Mer&quot;,&quot;quantity&quot;:7595}, &quot;geometry&quot;: { &quot;type&quot;: &quot;Point&quot;, &quot;coordinates&quot;: [4.945595,43.4380714] }}">
            <text:p>{"type": "Feature", "properties": {"name":"Fos-sur-Mer","quantity":7595}, "geometry": { "type": "Point", "coordinates": [4.945595,43.4380714] }}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Veracruz</text:p>
          </table:table-cell>
          <table:table-cell office:value-type="string">
            <text:p>Mexico</text:p>
          </table:table-cell>
          <table:table-cell office:value-type="float" office:value="7263">
            <text:p>7263</text:p>
          </table:table-cell>
          <table:table-cell/>
          <table:table-cell table:formula="of:=VLOOKUP([.B56];['file:///home/stefano/Desktop/htdocs/GenoaPortStats/top61/coordinates.ods'#$coordinates.$A$2:.$F$127];6)" office:value-type="string" office:string-value="-96.1242,19.2105">
            <text:p>-96.1242,19.210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Veracruz&quot;,&quot;quantity&quot;:7263}, &quot;geometry&quot;: { &quot;type&quot;: &quot;Point&quot;, &quot;coordinates&quot;: [-96.1242,19.2105] }}">
            <text:p>{"type": "Feature", "properties": {"name":"Veracruz","quantity":7263}, "geometry": { "type": "Point", "coordinates": [-96.1242,19.2105] }}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akarta</text:p>
          </table:table-cell>
          <table:table-cell office:value-type="string">
            <text:p>Indonesia</text:p>
          </table:table-cell>
          <table:table-cell office:value-type="float" office:value="7257">
            <text:p>7257</text:p>
          </table:table-cell>
          <table:table-cell/>
          <table:table-cell table:formula="of:=VLOOKUP([.B57];['file:///home/stefano/Desktop/htdocs/GenoaPortStats/top61/coordinates.ods'#$coordinates.$A$2:.$F$127];6)" office:value-type="string" office:string-value="28.9652,41.0096">
            <text:p>28.9652,41.00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Jakarta&quot;,&quot;quantity&quot;:7257}, &quot;geometry&quot;: { &quot;type&quot;: &quot;Point&quot;, &quot;coordinates&quot;: [28.9652,41.0096] }}">
            <text:p>{"type": "Feature", "properties": {"name":"Jakarta","quantity":7257}, "geometry": { "type": "Point", "coordinates": [28.9652,41.0096] }}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akland </text:p>
          </table:table-cell>
          <table:table-cell office:value-type="string">
            <text:p>United States of America</text:p>
          </table:table-cell>
          <table:table-cell office:value-type="float" office:value="7208">
            <text:p>7208</text:p>
          </table:table-cell>
          <table:table-cell/>
          <table:table-cell table:formula="of:=VLOOKUP([.B58];['file:///home/stefano/Desktop/htdocs/GenoaPortStats/top61/coordinates.ods'#$coordinates.$A$2:.$F$127];6)" office:value-type="string" office:string-value="37.7874,44.7108">
            <text:p>37.7874,44.710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Oakland &quot;,&quot;quantity&quot;:7208}, &quot;geometry&quot;: { &quot;type&quot;: &quot;Point&quot;, &quot;coordinates&quot;: [37.7874,44.7108] }}">
            <text:p>{"type": "Feature", "properties": {"name":"Oakland ","quantity":7208}, "geometry": { "type": "Point", "coordinates": [37.7874,44.7108] }}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okyo</text:p>
          </table:table-cell>
          <table:table-cell office:value-type="string">
            <text:p>Japan</text:p>
          </table:table-cell>
          <table:table-cell office:value-type="float" office:value="7193">
            <text:p>7193</text:p>
          </table:table-cell>
          <table:table-cell/>
          <table:table-cell table:formula="of:=VLOOKUP([.B59];['file:///home/stefano/Desktop/htdocs/GenoaPortStats/top61/coordinates.ods'#$coordinates.$A$2:.$F$127];6)" office:value-type="string" office:string-value="139.7685224,35.6800712">
            <text:p>139.7685224,35.680071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Tokyo&quot;,&quot;quantity&quot;:7193}, &quot;geometry&quot;: { &quot;type&quot;: &quot;Point&quot;, &quot;coordinates&quot;: [139.7685224,35.6800712] }}">
            <text:p>{"type": "Feature", "properties": {"name":"Tokyo","quantity":7193}, "geometry": { "type": "Point", "coordinates": [139.7685224,35.6800712] }}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office:value-type="float" office:value="7129">
            <text:p>7129</text:p>
          </table:table-cell>
          <table:table-cell/>
          <table:table-cell table:formula="of:=VLOOKUP([.B60];['file:///home/stefano/Desktop/htdocs/GenoaPortStats/top61/coordinates.ods'#$coordinates.$A$2:.$F$127];6)" office:value-type="string" office:string-value="-58.44598,-34.61287">
            <text:p>-58.44598,-34.612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Buenos Aires&quot;,&quot;quantity&quot;:7129}, &quot;geometry&quot;: { &quot;type&quot;: &quot;Point&quot;, &quot;coordinates&quot;: [-58.44598,-34.61287] }}">
            <text:p>{"type": "Feature", "properties": {"name":"Buenos Aires","quantity":7129}, "geometry": { "type": "Point", "coordinates": [-58.44598,-34.61287] }}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amman</text:p>
          </table:table-cell>
          <table:table-cell office:value-type="string">
            <text:p>Saudi Arabia</text:p>
          </table:table-cell>
          <table:table-cell office:value-type="float" office:value="6782">
            <text:p>6782</text:p>
          </table:table-cell>
          <table:table-cell/>
          <table:table-cell table:formula="of:=VLOOKUP([.B61];['file:///home/stefano/Desktop/htdocs/GenoaPortStats/top61/coordinates.ods'#$coordinates.$A$2:.$F$127];6)" office:value-type="string" office:string-value="50.1571,26.474">
            <text:p>50.1571,26.47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Damman&quot;,&quot;quantity&quot;:6782}, &quot;geometry&quot;: { &quot;type&quot;: &quot;Point&quot;, &quot;coordinates&quot;: [50.1571,26.474] }}">
            <text:p>{"type": "Feature", "properties": {"name":"Damman","quantity":6782}, "geometry": { "type": "Point", "coordinates": [50.1571,26.474] }}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ma</text:p>
          </table:table-cell>
          <table:table-cell office:value-type="string">
            <text:p>Ghana</text:p>
          </table:table-cell>
          <table:table-cell office:value-type="float" office:value="6729">
            <text:p>6729</text:p>
          </table:table-cell>
          <table:table-cell/>
          <table:table-cell table:formula="of:=VLOOKUP([.B62];['file:///home/stefano/Desktop/htdocs/GenoaPortStats/top61/coordinates.ods'#$coordinates.$A$2:.$F$127];6)" office:value-type="string" office:string-value="35.8851686,34.8936203">
            <text:p>35.8851686,34.8936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Tema&quot;,&quot;quantity&quot;:6729}, &quot;geometry&quot;: { &quot;type&quot;: &quot;Point&quot;, &quot;coordinates&quot;: [35.8851686,34.8936203] }}">
            <text:p>{"type": "Feature", "properties": {"name":"Tema","quantity":6729}, "geometry": { "type": "Point", "coordinates": [35.8851686,34.8936203] }}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Karachi</text:p>
          </table:table-cell>
          <table:table-cell office:value-type="string">
            <text:p>Pakistan</text:p>
          </table:table-cell>
          <table:table-cell office:value-type="float" office:value="6707">
            <text:p>6707</text:p>
          </table:table-cell>
          <table:table-cell/>
          <table:table-cell table:formula="of:=VLOOKUP([.B63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Karachi&quot;,&quot;quantity&quot;:6707}, &quot;geometry&quot;: { &quot;type&quot;: &quot;Point&quot;, &quot;coordinates&quot;: [120.2893,22.6015] }}">
            <text:p>{"type": "Feature", "properties": {"name":"Karachi","quantity":6707}, "geometry": { "type": "Point", "coordinates": [120.2893,22.6015] }}</text:p>
          </table:table-cell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onnessione2" table:base-cell-address="$TEU.$A$1" table:cell-range-address="TEU.$A$1:TEU.$D$63"/>
          <table:named-range table:name="data__50_." table:base-cell-address="$TEU.$A$1" table:cell-range-address="TEU.$A$1:TEU.$D$63"/>
        </table:named-expressions>
      </table:table>
      <table:table table:name="'file:///home/stefano/Desktop/htdocs/GenoaPortStats/top61/coordinates.ods'#coordinates" table:print="false" table:style-name="ta_extref">
        <table:table-source xlink:type="simple" xlink:href="../coordinates.ods" table:table-name="coordinates" table:mode="copy-results-only"/>
        <table:table-column table:number-columns-repeated="6"/>
        <table:table-row>
          <table:table-cell table:number-columns-repeated="6"/>
        </table:table-row>
        <table:table-row>
          <table:table-cell table:style-name="ce1" office:value-type="string">
            <text:p>Aberdeen</text:p>
          </table:table-cell>
          <table:table-cell table:style-name="ce1" office:value-type="string">
            <text:p>Scotland</text:p>
          </table:table-cell>
          <table:table-cell/>
          <table:table-cell table:style-name="ce1" office:value-type="float" office:value="-2.0913745">
            <text:p>-2.0913745</text:p>
          </table:table-cell>
          <table:table-cell table:style-name="ce1" office:value-type="float" office:value="57.1452452">
            <text:p>57.1452452</text:p>
          </table:table-cell>
          <table:table-cell table:style-name="ce1" office:value-type="string">
            <text:p>-2.0913745,57.1452452</text:p>
          </table:table-cell>
        </table:table-row>
        <table:table-row>
          <table:table-cell table:style-name="ce1" office:value-type="string">
            <text:p>Abidjan</text:p>
          </table:table-cell>
          <table:table-cell table:style-name="ce1" office:value-type="string">
            <text:p>Ivory Coast</text:p>
          </table:table-cell>
          <table:table-cell/>
          <table:table-cell table:style-name="ce1" office:value-type="float" office:value="1.87000083">
            <text:p>1.87000083</text:p>
          </table:table-cell>
          <table:table-cell table:style-name="ce1" office:value-type="float" office:value="9.76998734">
            <text:p>9.76998734</text:p>
          </table:table-cell>
          <table:table-cell table:style-name="ce1" office:value-type="string">
            <text:p>1.87000083,9.76998734</text:p>
          </table:table-cell>
        </table:table-row>
        <table:table-row>
          <table:table-cell table:style-name="ce1" office:value-type="string">
            <text:p>Abo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4.7849">
            <text:p>4.7849</text:p>
          </table:table-cell>
          <table:table-cell table:style-name="ce1" office:value-type="float" office:value="5.684">
            <text:p>5.684</text:p>
          </table:table-cell>
          <table:table-cell table:style-name="ce1" office:value-type="string">
            <text:p>4.7849,5.684</text:p>
          </table:table-cell>
        </table:table-row>
        <table:table-row>
          <table:table-cell table:style-name="ce1" office:value-type="string">
            <text:p>Abu Kammas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1.7363481">
            <text:p>11.7363481</text:p>
          </table:table-cell>
          <table:table-cell table:style-name="ce1" office:value-type="float" office:value="33.073808">
            <text:p>33.073808</text:p>
          </table:table-cell>
          <table:table-cell table:style-name="ce1" office:value-type="string">
            <text:p>11.7363481,33.073808</text:p>
          </table:table-cell>
        </table:table-row>
        <table:table-row>
          <table:table-cell table:style-name="ce1" office:value-type="string">
            <text:p>Alexandri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8944">
            <text:p>29.8944</text:p>
          </table:table-cell>
          <table:table-cell table:style-name="ce1" office:value-type="float" office:value="31.199">
            <text:p>31.199</text:p>
          </table:table-cell>
          <table:table-cell table:style-name="ce1" office:value-type="string">
            <text:p>29.8944,31.199</text:p>
          </table:table-cell>
        </table:table-row>
        <table:table-row>
          <table:table-cell table:style-name="ce1" office:value-type="string">
            <text:p>Algecir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5.4278">
            <text:p>-5.4278</text:p>
          </table:table-cell>
          <table:table-cell table:style-name="ce1" office:value-type="float" office:value="36.1386">
            <text:p>36.1386</text:p>
          </table:table-cell>
          <table:table-cell table:style-name="ce1" office:value-type="string">
            <text:p>-5.4278,36.1386</text:p>
          </table:table-cell>
        </table:table-row>
        <table:table-row>
          <table:table-cell table:style-name="ce1" office:value-type="string">
            <text:p>Alger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3.0601">
            <text:p>3.0601</text:p>
          </table:table-cell>
          <table:table-cell table:style-name="ce1" office:value-type="float" office:value="36.7753">
            <text:p>36.7753</text:p>
          </table:table-cell>
          <table:table-cell table:style-name="ce1" office:value-type="string">
            <text:p>3.0601,36.7753</text:p>
          </table:table-cell>
        </table:table-row>
        <table:table-row>
          <table:table-cell table:style-name="ce1" office:value-type="string">
            <text:p>Altamira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7.9299915">
            <text:p>-97.9299915</text:p>
          </table:table-cell>
          <table:table-cell table:style-name="ce1" office:value-type="float" office:value="22.4061839">
            <text:p>22.4061839</text:p>
          </table:table-cell>
          <table:table-cell table:style-name="ce1" office:value-type="string">
            <text:p>-97.9299915,22.4061839</text:p>
          </table:table-cell>
        </table:table-row>
        <table:table-row>
          <table:table-cell table:style-name="ce1" office:value-type="string">
            <text:p>Ashdod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6601">
            <text:p>34.6601</text:p>
          </table:table-cell>
          <table:table-cell table:style-name="ce1" office:value-type="float" office:value="31.8493">
            <text:p>31.8493</text:p>
          </table:table-cell>
          <table:table-cell table:style-name="ce1" office:value-type="string">
            <text:p>34.6601,31.8493</text:p>
          </table:table-cell>
        </table:table-row>
        <table:table-row>
          <table:table-cell table:style-name="ce1" office:value-type="string">
            <text:p>August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059">
            <text:p>15.2059</text:p>
          </table:table-cell>
          <table:table-cell table:style-name="ce1" office:value-type="float" office:value="37.224">
            <text:p>37.224</text:p>
          </table:table-cell>
          <table:table-cell table:style-name="ce1" office:value-type="string">
            <text:p>15.2059,37.224</text:p>
          </table:table-cell>
        </table:table-row>
        <table:table-row>
          <table:table-cell table:style-name="ce1" office:value-type="string">
            <text:p>Bandar Abbas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6.2823">
            <text:p>56.2823</text:p>
          </table:table-cell>
          <table:table-cell table:style-name="ce1" office:value-type="float" office:value="27.1762">
            <text:p>27.1762</text:p>
          </table:table-cell>
          <table:table-cell table:style-name="ce1" office:value-type="string">
            <text:p>56.2823,27.1762</text:p>
          </table:table-cell>
        </table:table-row>
        <table:table-row>
          <table:table-cell table:style-name="ce1" office:value-type="string">
            <text:p>Baniya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944906">
            <text:p>35.944906</text:p>
          </table:table-cell>
          <table:table-cell table:style-name="ce1" office:value-type="float" office:value="35.1820319">
            <text:p>35.1820319</text:p>
          </table:table-cell>
          <table:table-cell table:style-name="ce1" office:value-type="string">
            <text:p>35.944906,35.1820319</text:p>
          </table:table-cell>
        </table:table-row>
        <table:table-row>
          <table:table-cell table:style-name="ce1" office:value-type="string">
            <text:p>Barcel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2.1889">
            <text:p>2.1889</text:p>
          </table:table-cell>
          <table:table-cell table:style-name="ce1" office:value-type="float" office:value="41.3996">
            <text:p>41.3996</text:p>
          </table:table-cell>
          <table:table-cell table:style-name="ce1" office:value-type="string">
            <text:p>2.1889,41.3996</text:p>
          </table:table-cell>
        </table:table-row>
        <table:table-row>
          <table:table-cell table:style-name="ce1" office:value-type="string">
            <text:p>Batum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1.6568">
            <text:p>41.6568</text:p>
          </table:table-cell>
          <table:table-cell table:style-name="ce1" office:value-type="float" office:value="41.6658">
            <text:p>41.6658</text:p>
          </table:table-cell>
          <table:table-cell table:style-name="ce1" office:value-type="string">
            <text:p>41.6568,41.6658</text:p>
          </table:table-cell>
        </table:table-row>
        <table:table-row>
          <table:table-cell table:style-name="ce1" office:value-type="string">
            <text:p>Beirut</text:p>
          </table:table-cell>
          <table:table-cell table:style-name="ce1" office:value-type="string">
            <text:p>Lebanon</text:p>
          </table:table-cell>
          <table:table-cell/>
          <table:table-cell table:style-name="ce1" office:value-type="float" office:value="35.47843">
            <text:p>35.47843</text:p>
          </table:table-cell>
          <table:table-cell table:style-name="ce1" office:value-type="float" office:value="33.8959203">
            <text:p>33.8959203</text:p>
          </table:table-cell>
          <table:table-cell table:style-name="ce1" office:value-type="string">
            <text:p>35.47843,33.8959203</text:p>
          </table:table-cell>
        </table:table-row>
        <table:table-row>
          <table:table-cell table:style-name="ce1" office:value-type="string">
            <text:p>Bonny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7.1668">
            <text:p>7.1668</text:p>
          </table:table-cell>
          <table:table-cell table:style-name="ce1" office:value-type="float" office:value="4.4355">
            <text:p>4.4355</text:p>
          </table:table-cell>
          <table:table-cell table:style-name="ce1" office:value-type="string">
            <text:p>7.1668,4.4355</text:p>
          </table:table-cell>
        </table:table-row>
        <table:table-row>
          <table:table-cell table:style-name="ce1" office:value-type="string">
            <text:p>Bouri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2605">
            <text:p>13.2605</text:p>
          </table:table-cell>
          <table:table-cell table:style-name="ce1" office:value-type="float" office:value="33.8476">
            <text:p>33.8476</text:p>
          </table:table-cell>
          <table:table-cell table:style-name="ce1" office:value-type="string">
            <text:p>13.2605,33.8476</text:p>
          </table:table-cell>
        </table:table-row>
        <table:table-row>
          <table:table-cell table:style-name="ce1" office:value-type="string">
            <text:p>Brass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6.2439">
            <text:p>6.2439</text:p>
          </table:table-cell>
          <table:table-cell table:style-name="ce1" office:value-type="float" office:value="4.3037">
            <text:p>4.3037</text:p>
          </table:table-cell>
          <table:table-cell table:style-name="ce1" office:value-type="string">
            <text:p>6.2439,4.3037</text:p>
          </table:table-cell>
        </table:table-row>
        <table:table-row>
          <table:table-cell table:style-name="ce1" office:value-type="string">
            <text:p>Buenos Aires</text:p>
          </table:table-cell>
          <table:table-cell table:style-name="ce1" office:value-type="string">
            <text:p>Argentina</text:p>
          </table:table-cell>
          <table:table-cell/>
          <table:table-cell table:style-name="ce1" office:value-type="float" office:value="-58.44598">
            <text:p>-58.44598</text:p>
          </table:table-cell>
          <table:table-cell table:style-name="ce1" office:value-type="float" office:value="-34.61287">
            <text:p>-34.61287</text:p>
          </table:table-cell>
          <table:table-cell table:style-name="ce1" office:value-type="string">
            <text:p>-58.44598,-34.61287</text:p>
          </table:table-cell>
        </table:table-row>
        <table:table-row>
          <table:table-cell table:style-name="ce1" office:value-type="string">
            <text:p>Busan (Pusan)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176">
            <text:p>129.0176</text:p>
          </table:table-cell>
          <table:table-cell table:style-name="ce1" office:value-type="float" office:value="35.0803">
            <text:p>35.0803</text:p>
          </table:table-cell>
          <table:table-cell table:style-name="ce1" office:value-type="string">
            <text:p>129.0176,35.0803</text:p>
          </table:table-cell>
        </table:table-row>
        <table:table-row>
          <table:table-cell table:style-name="ce1" office:value-type="string">
            <text:p>Cagliar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96">
            <text:p>9.096</text:p>
          </table:table-cell>
          <table:table-cell table:style-name="ce1" office:value-type="float" office:value="39.2204">
            <text:p>39.2204</text:p>
          </table:table-cell>
          <table:table-cell table:style-name="ce1" office:value-type="string">
            <text:p>9.096,39.2204</text:p>
          </table:table-cell>
        </table:table-row>
        <table:table-row>
          <table:table-cell table:style-name="ce1" office:value-type="string">
            <text:p>Cartagena</text:p>
          </table:table-cell>
          <table:table-cell table:style-name="ce1" office:value-type="string">
            <text:p>Colombia</text:p>
          </table:table-cell>
          <table:table-cell/>
          <table:table-cell table:style-name="ce1" office:value-type="float" office:value="-75.518">
            <text:p>-75.518</text:p>
          </table:table-cell>
          <table:table-cell table:style-name="ce1" office:value-type="float" office:value="10.4162">
            <text:p>10.4162</text:p>
          </table:table-cell>
          <table:table-cell table:style-name="ce1" office:value-type="string">
            <text:p>-75.518,10.4162</text:p>
          </table:table-cell>
        </table:table-row>
        <table:table-row>
          <table:table-cell table:style-name="ce1" office:value-type="string">
            <text:p>Casablanca</text:p>
          </table:table-cell>
          <table:table-cell table:style-name="ce1" office:value-type="string">
            <text:p>Morocco</text:p>
          </table:table-cell>
          <table:table-cell/>
          <table:table-cell table:style-name="ce1" office:value-type="float" office:value="-7.6073">
            <text:p>-7.6073</text:p>
          </table:table-cell>
          <table:table-cell table:style-name="ce1" office:value-type="float" office:value="33.588">
            <text:p>33.588</text:p>
          </table:table-cell>
          <table:table-cell table:style-name="ce1" office:value-type="string">
            <text:p>-7.6073,33.588</text:p>
          </table:table-cell>
        </table:table-row>
        <table:table-row>
          <table:table-cell table:style-name="ce1" office:value-type="string">
            <text:p>Catan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0306">
            <text:p>15.0306</text:p>
          </table:table-cell>
          <table:table-cell table:style-name="ce1" office:value-type="float" office:value="37.4603">
            <text:p>37.4603</text:p>
          </table:table-cell>
          <table:table-cell table:style-name="ce1" office:value-type="string">
            <text:p>15.0306,37.4603</text:p>
          </table:table-cell>
        </table:table-row>
        <table:table-row>
          <table:table-cell table:style-name="ce1" office:value-type="string">
            <text:p>Caucedo</text:p>
          </table:table-cell>
          <table:table-cell table:style-name="ce1" office:value-type="string">
            <text:p>Dominican Republic</text:p>
          </table:table-cell>
          <table:table-cell/>
          <table:table-cell table:style-name="ce1" office:value-type="float" office:value="-69.6155">
            <text:p>-69.6155</text:p>
          </table:table-cell>
          <table:table-cell table:style-name="ce1" office:value-type="float" office:value="18.4355">
            <text:p>18.4355</text:p>
          </table:table-cell>
          <table:table-cell table:style-name="ce1" office:value-type="string">
            <text:p>-69.6155,18.4355</text:p>
          </table:table-cell>
        </table:table-row>
        <table:table-row>
          <table:table-cell table:style-name="ce1" office:value-type="string">
            <text:p>Ceyhan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5.8331">
            <text:p>35.8331</text:p>
          </table:table-cell>
          <table:table-cell table:style-name="ce1" office:value-type="float" office:value="37.0562">
            <text:p>37.0562</text:p>
          </table:table-cell>
          <table:table-cell table:style-name="ce1" office:value-type="string">
            <text:p>35.8331,37.0562</text:p>
          </table:table-cell>
        </table:table-row>
        <table:table-row>
          <table:table-cell table:style-name="ce1" office:value-type="string">
            <text:p>Chiwa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8925745">
            <text:p>113.8925745</text:p>
          </table:table-cell>
          <table:table-cell table:style-name="ce1" office:value-type="float" office:value="22.4823134">
            <text:p>22.4823134</text:p>
          </table:table-cell>
          <table:table-cell table:style-name="ce1" office:value-type="string">
            <text:p>113.8925745,22.4823134</text:p>
          </table:table-cell>
        </table:table-row>
        <table:table-row>
          <table:table-cell table:style-name="ce1" office:value-type="string">
            <text:p>Colombo</text:p>
          </table:table-cell>
          <table:table-cell table:style-name="ce1" office:value-type="string">
            <text:p>Sri Lanka</text:p>
          </table:table-cell>
          <table:table-cell/>
          <table:table-cell table:style-name="ce1" office:value-type="float" office:value="79.8532704">
            <text:p>79.8532704</text:p>
          </table:table-cell>
          <table:table-cell table:style-name="ce1" office:value-type="float" office:value="6.934287">
            <text:p>6.934287</text:p>
          </table:table-cell>
          <table:table-cell table:style-name="ce1" office:value-type="string">
            <text:p>79.8532704,6.934287</text:p>
          </table:table-cell>
        </table:table-row>
        <table:table-row>
          <table:table-cell table:style-name="ce1" office:value-type="string">
            <text:p>Dakar</text:p>
          </table:table-cell>
          <table:table-cell table:style-name="ce1" office:value-type="string">
            <text:p>Senegal</text:p>
          </table:table-cell>
          <table:table-cell/>
          <table:table-cell table:style-name="ce1" office:value-type="float" office:value="-17.44703">
            <text:p>-17.44703</text:p>
          </table:table-cell>
          <table:table-cell table:style-name="ce1" office:value-type="float" office:value="14.693">
            <text:p>14.693</text:p>
          </table:table-cell>
          <table:table-cell table:style-name="ce1" office:value-type="string">
            <text:p>-17.44703,14.693</text:p>
          </table:table-cell>
        </table:table-row>
        <table:table-row>
          <table:table-cell table:style-name="ce1" office:value-type="string">
            <text:p>Damiett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1.82137">
            <text:p>31.82137</text:p>
          </table:table-cell>
          <table:table-cell table:style-name="ce1" office:value-type="float" office:value="31.41674">
            <text:p>31.41674</text:p>
          </table:table-cell>
          <table:table-cell table:style-name="ce1" office:value-type="string">
            <text:p>31.82137,31.41674</text:p>
          </table:table-cell>
        </table:table-row>
        <table:table-row>
          <table:table-cell table:style-name="ce1" office:value-type="string">
            <text:p>Damman</text:p>
          </table:table-cell>
          <table:table-cell table:style-name="ce1" office:value-type="string">
            <text:p>Saudi  Arabia</text:p>
          </table:table-cell>
          <table:table-cell/>
          <table:table-cell table:style-name="ce1" office:value-type="float" office:value="50.1571">
            <text:p>50.1571</text:p>
          </table:table-cell>
          <table:table-cell table:style-name="ce1" office:value-type="float" office:value="26.474">
            <text:p>26.474</text:p>
          </table:table-cell>
          <table:table-cell table:style-name="ce1" office:value-type="string">
            <text:p>50.1571,26.474</text:p>
          </table:table-cell>
        </table:table-row>
        <table:table-row>
          <table:table-cell table:style-name="ce1" office:value-type="string">
            <text:p>Djibouti</text:p>
          </table:table-cell>
          <table:table-cell table:style-name="ce1" office:value-type="string">
            <text:p>Djibouti</text:p>
          </table:table-cell>
          <table:table-cell/>
          <table:table-cell table:style-name="ce1" office:value-type="float" office:value="43.1362">
            <text:p>43.1362</text:p>
          </table:table-cell>
          <table:table-cell table:style-name="ce1" office:value-type="float" office:value="11.597">
            <text:p>11.597</text:p>
          </table:table-cell>
          <table:table-cell table:style-name="ce1" office:value-type="string">
            <text:p>43.1362,11.597</text:p>
          </table:table-cell>
        </table:table-row>
        <table:table-row>
          <table:table-cell table:style-name="ce1" office:value-type="string">
            <text:p>Dumai, Sumatr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1.4532617">
            <text:p>101.4532617</text:p>
          </table:table-cell>
          <table:table-cell table:style-name="ce1" office:value-type="float" office:value="1.6815017">
            <text:p>1.6815017</text:p>
          </table:table-cell>
          <table:table-cell table:style-name="ce1" office:value-type="string">
            <text:p>101.4532617,1.6815017</text:p>
          </table:table-cell>
        </table:table-row>
        <table:table-row>
          <table:table-cell table:style-name="ce1" office:value-type="string">
            <text:p>Durban</text:p>
          </table:table-cell>
          <table:table-cell table:style-name="ce1" office:value-type="string">
            <text:p>South Africa</text:p>
          </table:table-cell>
          <table:table-cell/>
          <table:table-cell table:style-name="ce1" office:value-type="float" office:value="31.0375">
            <text:p>31.0375</text:p>
          </table:table-cell>
          <table:table-cell table:style-name="ce1" office:value-type="float" office:value="-29.87">
            <text:p>-29.87</text:p>
          </table:table-cell>
          <table:table-cell table:style-name="ce1" office:value-type="string">
            <text:p>31.0375,-29.87</text:p>
          </table:table-cell>
        </table:table-row>
        <table:table-row>
          <table:table-cell table:style-name="ce1" office:value-type="string">
            <text:p>Es Sider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36565">
            <text:p>18.36565</text:p>
          </table:table-cell>
          <table:table-cell table:style-name="ce1" office:value-type="float" office:value="30.63684">
            <text:p>30.63684</text:p>
          </table:table-cell>
          <table:table-cell table:style-name="ce1" office:value-type="string">
            <text:p>18.36565,30.63684</text:p>
          </table:table-cell>
        </table:table-row>
        <table:table-row>
          <table:table-cell table:style-name="ce1" office:value-type="string">
            <text:p>Forcad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5.3534">
            <text:p>5.3534</text:p>
          </table:table-cell>
          <table:table-cell table:style-name="ce1" office:value-type="float" office:value="5.4393">
            <text:p>5.4393</text:p>
          </table:table-cell>
          <table:table-cell table:style-name="ce1" office:value-type="string">
            <text:p>5.3534,5.4393</text:p>
          </table:table-cell>
        </table:table-row>
        <table:table-row>
          <table:table-cell table:style-name="ce1" office:value-type="string">
            <text:p>Fos-sur-Mer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4.945595">
            <text:p>4.945595</text:p>
          </table:table-cell>
          <table:table-cell table:style-name="ce1" office:value-type="float" office:value="43.4380714">
            <text:p>43.4380714</text:p>
          </table:table-cell>
          <table:table-cell table:style-name="ce1" office:value-type="string">
            <text:p>4.945595,43.4380714</text:p>
          </table:table-cell>
        </table:table-row>
        <table:table-row>
          <table:table-cell table:style-name="ce1" office:value-type="string">
            <text:p>Gel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5075">
            <text:p>14.25075</text:p>
          </table:table-cell>
          <table:table-cell table:style-name="ce1" office:value-type="float" office:value="37.06659">
            <text:p>37.06659</text:p>
          </table:table-cell>
          <table:table-cell table:style-name="ce1" office:value-type="string">
            <text:p>14.25075,37.06659</text:p>
          </table:table-cell>
        </table:table-row>
        <table:table-row>
          <table:table-cell table:style-name="ce1" office:value-type="string">
            <text:p>Gemlik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9.15707">
            <text:p>29.15707</text:p>
          </table:table-cell>
          <table:table-cell table:style-name="ce1" office:value-type="float" office:value="40.43017">
            <text:p>40.43017</text:p>
          </table:table-cell>
          <table:table-cell table:style-name="ce1" office:value-type="string">
            <text:p>29.15707,40.43017</text:p>
          </table:table-cell>
        </table:table-row>
        <table:table-row>
          <table:table-cell table:style-name="ce1" office:value-type="string">
            <text:p>Gioia Taur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9207">
            <text:p>15.9207</text:p>
          </table:table-cell>
          <table:table-cell table:style-name="ce1" office:value-type="float" office:value="38.4271">
            <text:p>38.4271</text:p>
          </table:table-cell>
          <table:table-cell table:style-name="ce1" office:value-type="string">
            <text:p>15.9207,38.4271</text:p>
          </table:table-cell>
        </table:table-row>
        <table:table-row>
          <table:table-cell table:style-name="ce1" office:value-type="string">
            <text:p>Haifa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9885">
            <text:p>34.9885</text:p>
          </table:table-cell>
          <table:table-cell table:style-name="ce1" office:value-type="float" office:value="32.8184">
            <text:p>32.8184</text:p>
          </table:table-cell>
          <table:table-cell table:style-name="ce1" office:value-type="string">
            <text:p>34.9885,32.8184</text:p>
          </table:table-cell>
        </table:table-row>
        <table:table-row>
          <table:table-cell table:style-name="ce1" office:value-type="string">
            <text:p>Hong K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1229">
            <text:p>114.1229</text:p>
          </table:table-cell>
          <table:table-cell table:style-name="ce1" office:value-type="float" office:value="22.3434">
            <text:p>22.3434</text:p>
          </table:table-cell>
          <table:table-cell table:style-name="ce1" office:value-type="string">
            <text:p>114.1229,22.3434</text:p>
          </table:table-cell>
        </table:table-row>
        <table:table-row>
          <table:table-cell table:style-name="ce1" office:value-type="string">
            <text:p>Houston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94.9171">
            <text:p>-94.9171</text:p>
          </table:table-cell>
          <table:table-cell table:style-name="ce1" office:value-type="float" office:value="29.7232">
            <text:p>29.7232</text:p>
          </table:table-cell>
          <table:table-cell table:style-name="ce1" office:value-type="string">
            <text:p>-94.9171,29.7232</text:p>
          </table:table-cell>
        </table:table-row>
        <table:table-row>
          <table:table-cell table:style-name="ce1" office:value-type="string">
            <text:p>Istanbu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8.9652">
            <text:p>28.9652</text:p>
          </table:table-cell>
          <table:table-cell table:style-name="ce1" office:value-type="float" office:value="41.0096">
            <text:p>41.0096</text:p>
          </table:table-cell>
          <table:table-cell table:style-name="ce1" office:value-type="string">
            <text:p>28.9652,41.0096</text:p>
          </table:table-cell>
        </table:table-row>
        <table:table-row>
          <table:table-cell table:style-name="ce1" office:value-type="string">
            <text:p>Jakarta, Jav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6.827143">
            <text:p>106.827143</text:p>
          </table:table-cell>
          <table:table-cell table:style-name="ce1" office:value-type="float" office:value="-6.1753167">
            <text:p>-6.1753167</text:p>
          </table:table-cell>
          <table:table-cell table:style-name="ce1" office:value-type="string">
            <text:p>106.827143,-6.1753167</text:p>
          </table:table-cell>
        </table:table-row>
        <table:table-row>
          <table:table-cell table:style-name="ce1" office:value-type="string">
            <text:p>Jawaharlal Neru (Nhava Sheva)</text:p>
          </table:table-cell>
          <table:table-cell table:style-name="ce1" office:value-type="string">
            <text:p>India</text:p>
          </table:table-cell>
          <table:table-cell/>
          <table:table-cell table:style-name="ce1" office:value-type="float" office:value="72.9644">
            <text:p>72.9644</text:p>
          </table:table-cell>
          <table:table-cell table:style-name="ce1" office:value-type="float" office:value="18.9629">
            <text:p>18.9629</text:p>
          </table:table-cell>
          <table:table-cell table:style-name="ce1" office:value-type="string">
            <text:p>72.9644,18.9629</text:p>
          </table:table-cell>
        </table:table-row>
        <table:table-row>
          <table:table-cell table:style-name="ce1" office:value-type="string">
            <text:p>Jebel Ali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5.0687">
            <text:p>55.0687</text:p>
          </table:table-cell>
          <table:table-cell table:style-name="ce1" office:value-type="float" office:value="24.9959">
            <text:p>24.9959</text:p>
          </table:table-cell>
          <table:table-cell table:style-name="ce1" office:value-type="string">
            <text:p>55.0687,24.9959</text:p>
          </table:table-cell>
        </table:table-row>
        <table:table-row>
          <table:table-cell table:style-name="ce1" office:value-type="string">
            <text:p>Jeddah</text:p>
          </table:table-cell>
          <table:table-cell table:style-name="ce1" office:value-type="string">
            <text:p>Saudi Arabia</text:p>
          </table:table-cell>
          <table:table-cell/>
          <table:table-cell table:style-name="ce1" office:value-type="float" office:value="39.16404">
            <text:p>39.16404</text:p>
          </table:table-cell>
          <table:table-cell table:style-name="ce1" office:value-type="float" office:value="21.58222">
            <text:p>21.58222</text:p>
          </table:table-cell>
          <table:table-cell table:style-name="ce1" office:value-type="string">
            <text:p>39.16404,21.58222</text:p>
          </table:table-cell>
        </table:table-row>
        <table:table-row>
          <table:table-cell table:style-name="ce1" office:value-type="string">
            <text:p>Kaohsiung</text:p>
          </table:table-cell>
          <table:table-cell table:style-name="ce1" office:value-type="string">
            <text:p>Taiwan</text:p>
          </table:table-cell>
          <table:table-cell/>
          <table:table-cell table:style-name="ce1" office:value-type="float" office:value="120.2893">
            <text:p>120.2893</text:p>
          </table:table-cell>
          <table:table-cell table:style-name="ce1" office:value-type="float" office:value="22.6015">
            <text:p>22.6015</text:p>
          </table:table-cell>
          <table:table-cell table:style-name="ce1" office:value-type="string">
            <text:p>120.2893,22.6015</text:p>
          </table:table-cell>
        </table:table-row>
        <table:table-row>
          <table:table-cell table:style-name="ce1" office:value-type="string">
            <text:p>Karg Island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0.327">
            <text:p>50.327</text:p>
          </table:table-cell>
          <table:table-cell table:style-name="ce1" office:value-type="float" office:value="29.2347">
            <text:p>29.2347</text:p>
          </table:table-cell>
          <table:table-cell table:style-name="ce1" office:value-type="string">
            <text:p>50.327,29.2347</text:p>
          </table:table-cell>
        </table:table-row>
        <table:table-row>
          <table:table-cell table:style-name="ce1" office:value-type="string">
            <text:p>Khor al Fakkan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6.3709">
            <text:p>56.3709</text:p>
          </table:table-cell>
          <table:table-cell table:style-name="ce1" office:value-type="float" office:value="25.3584">
            <text:p>25.3584</text:p>
          </table:table-cell>
          <table:table-cell table:style-name="ce1" office:value-type="string">
            <text:p>56.3709,25.3584</text:p>
          </table:table-cell>
        </table:table-row>
        <table:table-row>
          <table:table-cell table:style-name="ce1" office:value-type="string">
            <text:p>Kingston</text:p>
          </table:table-cell>
          <table:table-cell table:style-name="ce1" office:value-type="string">
            <text:p>Jamaica</text:p>
          </table:table-cell>
          <table:table-cell/>
          <table:table-cell table:style-name="ce1" office:value-type="float" office:value="-76.8223">
            <text:p>-76.8223</text:p>
          </table:table-cell>
          <table:table-cell table:style-name="ce1" office:value-type="float" office:value="17.9829">
            <text:p>17.9829</text:p>
          </table:table-cell>
          <table:table-cell table:style-name="ce1" office:value-type="string">
            <text:p>-76.8223,17.9829</text:p>
          </table:table-cell>
        </table:table-row>
        <table:table-row>
          <table:table-cell table:style-name="ce1" office:value-type="string">
            <text:p>Koper</text:p>
          </table:table-cell>
          <table:table-cell table:style-name="ce1" office:value-type="string">
            <text:p>Slovenia</text:p>
          </table:table-cell>
          <table:table-cell/>
          <table:table-cell table:style-name="ce1" office:value-type="float" office:value="13.7304909">
            <text:p>13.7304909</text:p>
          </table:table-cell>
          <table:table-cell table:style-name="ce1" office:value-type="float" office:value="45.5479552">
            <text:p>45.5479552</text:p>
          </table:table-cell>
          <table:table-cell table:style-name="ce1" office:value-type="string">
            <text:p>13.7304909,45.5479552</text:p>
          </table:table-cell>
        </table:table-row>
        <table:table-row>
          <table:table-cell table:style-name="ce1" office:value-type="string">
            <text:p>Kulev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2.2699">
            <text:p>42.2699</text:p>
          </table:table-cell>
          <table:table-cell table:style-name="ce1" office:value-type="float" office:value="41.6578">
            <text:p>41.6578</text:p>
          </table:table-cell>
          <table:table-cell table:style-name="ce1" office:value-type="string">
            <text:p>42.2699,41.6578</text:p>
          </table:table-cell>
        </table:table-row>
        <table:table-row>
          <table:table-cell table:style-name="ce1" office:value-type="string">
            <text:p>La Skirra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654431">
            <text:p>10.1654431</text:p>
          </table:table-cell>
          <table:table-cell table:style-name="ce1" office:value-type="float" office:value="34.3342894">
            <text:p>34.3342894</text:p>
          </table:table-cell>
          <table:table-cell table:style-name="ce1" office:value-type="string">
            <text:p>10.1654431,34.3342894</text:p>
          </table:table-cell>
        </table:table-row>
        <table:table-row>
          <table:table-cell table:style-name="ce1" office:value-type="string">
            <text:p>La Spez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8282255">
            <text:p>9.8282255</text:p>
          </table:table-cell>
          <table:table-cell table:style-name="ce1" office:value-type="float" office:value="44.107033">
            <text:p>44.107033</text:p>
          </table:table-cell>
          <table:table-cell table:style-name="ce1" office:value-type="string">
            <text:p>9.8282255,44.107033</text:p>
          </table:table-cell>
        </table:table-row>
        <table:table-row>
          <table:table-cell table:style-name="ce1" office:value-type="string">
            <text:p>Lag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8958521">
            <text:p>3.38958521</text:p>
          </table:table-cell>
          <table:table-cell table:style-name="ce1" office:value-type="float" office:value="6.44520751">
            <text:p>6.44520751</text:p>
          </table:table-cell>
          <table:table-cell table:style-name="ce1" office:value-type="string">
            <text:p>3.38958521,6.44520751</text:p>
          </table:table-cell>
        </table:table-row>
        <table:table-row>
          <table:table-cell table:style-name="ce1" office:value-type="string">
            <text:p>Las Palm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15.4357">
            <text:p>-15.4357</text:p>
          </table:table-cell>
          <table:table-cell table:style-name="ce1" office:value-type="float" office:value="28.0514">
            <text:p>28.0514</text:p>
          </table:table-cell>
          <table:table-cell table:style-name="ce1" office:value-type="string">
            <text:p>-15.4357,28.0514</text:p>
          </table:table-cell>
        </table:table-row>
        <table:table-row>
          <table:table-cell table:style-name="ce1" office:value-type="string">
            <text:p>Livo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0.3073">
            <text:p>10.3073</text:p>
          </table:table-cell>
          <table:table-cell table:style-name="ce1" office:value-type="float" office:value="43.5457">
            <text:p>43.5457</text:p>
          </table:table-cell>
          <table:table-cell table:style-name="ce1" office:value-type="string">
            <text:p>10.3073,43.5457</text:p>
          </table:table-cell>
        </table:table-row>
        <table:table-row>
          <table:table-cell table:style-name="ce1" office:value-type="string">
            <text:p>Los Angel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118.2113">
            <text:p>-118.2113</text:p>
          </table:table-cell>
          <table:table-cell table:style-name="ce1" office:value-type="float" office:value="33.7673">
            <text:p>33.7673</text:p>
          </table:table-cell>
          <table:table-cell table:style-name="ce1" office:value-type="string">
            <text:p>-118.2113,33.7673</text:p>
          </table:table-cell>
        </table:table-row>
        <table:table-row>
          <table:table-cell table:style-name="ce1" office:value-type="string">
            <text:p>Malta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244">
            <text:p>14.5244</text:p>
          </table:table-cell>
          <table:table-cell table:style-name="ce1" office:value-type="float" office:value="35.918">
            <text:p>35.918</text:p>
          </table:table-cell>
          <table:table-cell table:style-name="ce1" office:value-type="string">
            <text:p>14.5244,35.918</text:p>
          </table:table-cell>
        </table:table-row>
        <table:table-row>
          <table:table-cell table:style-name="ce1" office:value-type="string">
            <text:p>Marsaxlokk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441482">
            <text:p>14.5441482</text:p>
          </table:table-cell>
          <table:table-cell table:style-name="ce1" office:value-type="float" office:value="35.8418502">
            <text:p>35.8418502</text:p>
          </table:table-cell>
          <table:table-cell table:style-name="ce1" office:value-type="string">
            <text:p>14.5441482,35.8418502</text:p>
          </table:table-cell>
        </table:table-row>
        <table:table-row>
          <table:table-cell table:style-name="ce1" office:value-type="string">
            <text:p>Marseille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5.356">
            <text:p>5.356</text:p>
          </table:table-cell>
          <table:table-cell table:style-name="ce1" office:value-type="float" office:value="43.3435">
            <text:p>43.3435</text:p>
          </table:table-cell>
          <table:table-cell table:style-name="ce1" office:value-type="string">
            <text:p>5.356,43.3435</text:p>
          </table:table-cell>
        </table:table-row>
        <table:table-row>
          <table:table-cell table:style-name="ce1" office:value-type="string">
            <text:p>Massawa</text:p>
          </table:table-cell>
          <table:table-cell table:style-name="ce1" office:value-type="string">
            <text:p>Eritrea</text:p>
          </table:table-cell>
          <table:table-cell/>
          <table:table-cell table:style-name="ce1" office:value-type="float" office:value="39.4652299">
            <text:p>39.4652299</text:p>
          </table:table-cell>
          <table:table-cell table:style-name="ce1" office:value-type="float" office:value="15.6042235">
            <text:p>15.6042235</text:p>
          </table:table-cell>
          <table:table-cell table:style-name="ce1" office:value-type="string">
            <text:p>39.4652299,15.6042235</text:p>
          </table:table-cell>
        </table:table-row>
        <table:table-row>
          <table:table-cell table:style-name="ce1" office:value-type="string">
            <text:p>Melbourne</text:p>
          </table:table-cell>
          <table:table-cell table:style-name="ce1" office:value-type="string">
            <text:p>Australia</text:p>
          </table:table-cell>
          <table:table-cell/>
          <table:table-cell table:style-name="ce1" office:value-type="float" office:value="144.9158">
            <text:p>144.9158</text:p>
          </table:table-cell>
          <table:table-cell table:style-name="ce1" office:value-type="float" office:value="-37.8139">
            <text:p>-37.8139</text:p>
          </table:table-cell>
          <table:table-cell table:style-name="ce1" office:value-type="string">
            <text:p>144.9158,-37.8139</text:p>
          </table:table-cell>
        </table:table-row>
        <table:table-row>
          <table:table-cell table:style-name="ce1" office:value-type="string">
            <text:p>Melita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230272">
            <text:p>12.230272</text:p>
          </table:table-cell>
          <table:table-cell table:style-name="ce1" office:value-type="float" office:value="32.863944">
            <text:p>32.863944</text:p>
          </table:table-cell>
          <table:table-cell table:style-name="ce1" office:value-type="string">
            <text:p>12.230272,32.863944</text:p>
          </table:table-cell>
        </table:table-row>
        <table:table-row>
          <table:table-cell table:style-name="ce1" office:value-type="string">
            <text:p>Mersin, Ice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4.630542">
            <text:p>34.630542</text:p>
          </table:table-cell>
          <table:table-cell table:style-name="ce1" office:value-type="float" office:value="36.81275">
            <text:p>36.81275</text:p>
          </table:table-cell>
          <table:table-cell table:style-name="ce1" office:value-type="string">
            <text:p>34.630542,36.81275</text:p>
          </table:table-cell>
        </table:table-row>
        <table:table-row>
          <table:table-cell table:style-name="ce1" office:value-type="string">
            <text:p>Milazz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34">
            <text:p>15.2734</text:p>
          </table:table-cell>
          <table:table-cell table:style-name="ce1" office:value-type="float" office:value="38.2144">
            <text:p>38.2144</text:p>
          </table:table-cell>
          <table:table-cell table:style-name="ce1" office:value-type="string">
            <text:p>15.2734,38.2144</text:p>
          </table:table-cell>
        </table:table-row>
        <table:table-row>
          <table:table-cell table:style-name="ce1" office:value-type="string">
            <text:p>Misurata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5.0999979">
            <text:p>15.0999979</text:p>
          </table:table-cell>
          <table:table-cell table:style-name="ce1" office:value-type="float" office:value="32.37997316">
            <text:p>32.37997316</text:p>
          </table:table-cell>
          <table:table-cell table:style-name="ce1" office:value-type="string">
            <text:p>15.0999979,32.37997316</text:p>
          </table:table-cell>
        </table:table-row>
        <table:table-row>
          <table:table-cell table:style-name="ce1" office:value-type="string">
            <text:p>Mombasa</text:p>
          </table:table-cell>
          <table:table-cell table:style-name="ce1" office:value-type="string">
            <text:p>Kenia</text:p>
          </table:table-cell>
          <table:table-cell/>
          <table:table-cell table:style-name="ce1" office:value-type="float" office:value="39.6527">
            <text:p>39.6527</text:p>
          </table:table-cell>
          <table:table-cell table:style-name="ce1" office:value-type="float" office:value="-4.047">
            <text:p>-4.047</text:p>
          </table:table-cell>
          <table:table-cell table:style-name="ce1" office:value-type="string">
            <text:p>39.6527,-4.047</text:p>
          </table:table-cell>
        </table:table-row>
        <table:table-row>
          <table:table-cell table:style-name="ce1" office:value-type="string">
            <text:p>Mongstad</text:p>
          </table:table-cell>
          <table:table-cell table:style-name="ce1" office:value-type="string">
            <text:p>Norway</text:p>
          </table:table-cell>
          <table:table-cell/>
          <table:table-cell table:style-name="ce1" office:value-type="float" office:value="5.0395">
            <text:p>5.0395</text:p>
          </table:table-cell>
          <table:table-cell table:style-name="ce1" office:value-type="float" office:value="60.8157">
            <text:p>60.8157</text:p>
          </table:table-cell>
          <table:table-cell table:style-name="ce1" office:value-type="string">
            <text:p>5.0395,60.8157</text:p>
          </table:table-cell>
        </table:table-row>
        <table:table-row>
          <table:table-cell table:style-name="ce1" office:value-type="string">
            <text:p>Montreal</text:p>
          </table:table-cell>
          <table:table-cell table:style-name="ce1" office:value-type="string">
            <text:p>Canada</text:p>
          </table:table-cell>
          <table:table-cell/>
          <table:table-cell table:style-name="ce1" office:value-type="float" office:value="-73.6554">
            <text:p>-73.6554</text:p>
          </table:table-cell>
          <table:table-cell table:style-name="ce1" office:value-type="float" office:value="45.5027">
            <text:p>45.5027</text:p>
          </table:table-cell>
          <table:table-cell table:style-name="ce1" office:value-type="string">
            <text:p>-73.6554,45.5027</text:p>
          </table:table-cell>
        </table:table-row>
        <table:table-row>
          <table:table-cell table:style-name="ce1" office:value-type="string">
            <text:p>Moudi Terminal</text:p>
          </table:table-cell>
          <table:table-cell table:style-name="ce1" office:value-type="string">
            <text:p>Cameroon</text:p>
          </table:table-cell>
          <table:table-cell/>
          <table:table-cell table:style-name="ce1" office:value-type="float" office:value="4.3611">
            <text:p>4.3611</text:p>
          </table:table-cell>
          <table:table-cell table:style-name="ce1" office:value-type="float" office:value="8.4488">
            <text:p>8.4488</text:p>
          </table:table-cell>
          <table:table-cell table:style-name="ce1" office:value-type="string">
            <text:p>4.3611,8.4488</text:p>
          </table:table-cell>
        </table:table-row>
        <table:table-row>
          <table:table-cell table:style-name="ce1" office:value-type="string">
            <text:p>Napol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461">
            <text:p>14.2461</text:p>
          </table:table-cell>
          <table:table-cell table:style-name="ce1" office:value-type="float" office:value="40.8529">
            <text:p>40.8529</text:p>
          </table:table-cell>
          <table:table-cell table:style-name="ce1" office:value-type="string">
            <text:p>14.2461,40.8529</text:p>
          </table:table-cell>
        </table:table-row>
        <table:table-row>
          <table:table-cell table:style-name="ce1" office:value-type="string">
            <text:p>New Yo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3.9796">
            <text:p>-73.9796</text:p>
          </table:table-cell>
          <table:table-cell table:style-name="ce1" office:value-type="float" office:value="40.6979">
            <text:p>40.6979</text:p>
          </table:table-cell>
          <table:table-cell table:style-name="ce1" office:value-type="string">
            <text:p>-73.9796,40.6979</text:p>
          </table:table-cell>
        </table:table-row>
        <table:table-row>
          <table:table-cell table:style-name="ce1" office:value-type="string">
            <text:p>Newa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4.1821">
            <text:p>-74.1821</text:p>
          </table:table-cell>
          <table:table-cell table:style-name="ce1" office:value-type="float" office:value="40.731">
            <text:p>40.731</text:p>
          </table:table-cell>
          <table:table-cell table:style-name="ce1" office:value-type="string">
            <text:p>-74.1821,40.731</text:p>
          </table:table-cell>
        </table:table-row>
        <table:table-row>
          <table:table-cell table:style-name="ce1" office:value-type="string">
            <text:p>Ningb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54988">
            <text:p>121.54988</text:p>
          </table:table-cell>
          <table:table-cell table:style-name="ce1" office:value-type="float" office:value="29.87203">
            <text:p>29.87203</text:p>
          </table:table-cell>
          <table:table-cell table:style-name="ce1" office:value-type="string">
            <text:p>121.54988,29.87203</text:p>
          </table:table-cell>
        </table:table-row>
        <table:table-row>
          <table:table-cell table:style-name="ce1" office:value-type="string">
            <text:p>Norfol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6.196">
            <text:p>-76.196</text:p>
          </table:table-cell>
          <table:table-cell table:style-name="ce1" office:value-type="float" office:value="37.0127">
            <text:p>37.0127</text:p>
          </table:table-cell>
          <table:table-cell table:style-name="ce1" office:value-type="string">
            <text:p>-76.196,37.0127</text:p>
          </table:table-cell>
        </table:table-row>
        <table:table-row>
          <table:table-cell table:style-name="ce1" office:value-type="string">
            <text:p>Novorossiysk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7.7874">
            <text:p>37.7874</text:p>
          </table:table-cell>
          <table:table-cell table:style-name="ce1" office:value-type="float" office:value="44.7108">
            <text:p>44.7108</text:p>
          </table:table-cell>
          <table:table-cell table:style-name="ce1" office:value-type="string">
            <text:p>37.7874,44.7108</text:p>
          </table:table-cell>
        </table:table-row>
        <table:table-row>
          <table:table-cell table:style-name="ce1" office:value-type="string">
            <text:p>Odessa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0.7296333">
            <text:p>30.7296333</text:p>
          </table:table-cell>
          <table:table-cell table:style-name="ce1" office:value-type="float" office:value="46.4713468">
            <text:p>46.4713468</text:p>
          </table:table-cell>
          <table:table-cell table:style-name="ce1" office:value-type="string">
            <text:p>30.7296333,46.4713468</text:p>
          </table:table-cell>
        </table:table-row>
        <table:table-row>
          <table:table-cell table:style-name="ce1" office:value-type="string">
            <text:p>Olb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5397">
            <text:p>9.5397</text:p>
          </table:table-cell>
          <table:table-cell table:style-name="ce1" office:value-type="float" office:value="40.9206">
            <text:p>40.9206</text:p>
          </table:table-cell>
          <table:table-cell table:style-name="ce1" office:value-type="string">
            <text:p>9.5397,40.9206</text:p>
          </table:table-cell>
        </table:table-row>
        <table:table-row>
          <table:table-cell table:style-name="ce1" office:value-type="string">
            <text:p>Palerm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3473">
            <text:p>13.3473</text:p>
          </table:table-cell>
          <table:table-cell table:style-name="ce1" office:value-type="float" office:value="38.1373">
            <text:p>38.1373</text:p>
          </table:table-cell>
          <table:table-cell table:style-name="ce1" office:value-type="string">
            <text:p>13.3473,38.1373</text:p>
          </table:table-cell>
        </table:table-row>
        <table:table-row>
          <table:table-cell table:style-name="ce1" office:value-type="string">
            <text:p>Piraeus</text:p>
          </table:table-cell>
          <table:table-cell table:style-name="ce1" office:value-type="string">
            <text:p>Greece</text:p>
          </table:table-cell>
          <table:table-cell/>
          <table:table-cell table:style-name="ce1" office:value-type="float" office:value="23.6486215">
            <text:p>23.6486215</text:p>
          </table:table-cell>
          <table:table-cell table:style-name="ce1" office:value-type="float" office:value="37.9441517">
            <text:p>37.9441517</text:p>
          </table:table-cell>
          <table:table-cell table:style-name="ce1" office:value-type="string">
            <text:p>23.6486215,37.9441517</text:p>
          </table:table-cell>
        </table:table-row>
        <table:table-row>
          <table:table-cell table:style-name="ce1" office:value-type="string">
            <text:p>Port Everglad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0.1083">
            <text:p>-80.1083</text:p>
          </table:table-cell>
          <table:table-cell table:style-name="ce1" office:value-type="float" office:value="26.0927">
            <text:p>26.0927</text:p>
          </table:table-cell>
          <table:table-cell table:style-name="ce1" office:value-type="string">
            <text:p>-80.1083,26.0927</text:p>
          </table:table-cell>
        </table:table-row>
        <table:table-row>
          <table:table-cell table:style-name="ce1" office:value-type="string">
            <text:p>Port Kelang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1.3006">
            <text:p>101.3006</text:p>
          </table:table-cell>
          <table:table-cell table:style-name="ce1" office:value-type="float" office:value="2.941">
            <text:p>2.941</text:p>
          </table:table-cell>
          <table:table-cell table:style-name="ce1" office:value-type="string">
            <text:p>101.3006,2.941</text:p>
          </table:table-cell>
        </table:table-row>
        <table:table-row>
          <table:table-cell table:style-name="ce1" office:value-type="string">
            <text:p>Port Said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2.3192">
            <text:p>32.3192</text:p>
          </table:table-cell>
          <table:table-cell table:style-name="ce1" office:value-type="float" office:value="31.2567">
            <text:p>31.2567</text:p>
          </table:table-cell>
          <table:table-cell table:style-name="ce1" office:value-type="string">
            <text:p>32.3192,31.2567</text:p>
          </table:table-cell>
        </table:table-row>
        <table:table-row>
          <table:table-cell table:style-name="ce1" office:value-type="string">
            <text:p>Port Sudan</text:p>
          </table:table-cell>
          <table:table-cell table:style-name="ce1" office:value-type="string">
            <text:p>Sudan</text:p>
          </table:table-cell>
          <table:table-cell/>
          <table:table-cell table:style-name="ce1" office:value-type="float" office:value="37.21124">
            <text:p>37.21124</text:p>
          </table:table-cell>
          <table:table-cell table:style-name="ce1" office:value-type="float" office:value="19.61922">
            <text:p>19.61922</text:p>
          </table:table-cell>
          <table:table-cell table:style-name="ce1" office:value-type="string">
            <text:p>37.21124,19.61922</text:p>
          </table:table-cell>
        </table:table-row>
        <table:table-row>
          <table:table-cell table:style-name="ce1" office:value-type="string">
            <text:p>Porto Fox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293">
            <text:p>9.0293</text:p>
          </table:table-cell>
          <table:table-cell table:style-name="ce1" office:value-type="float" office:value="39.0797">
            <text:p>39.0797</text:p>
          </table:table-cell>
          <table:table-cell table:style-name="ce1" office:value-type="string">
            <text:p>9.0293,39.0797</text:p>
          </table:table-cell>
        </table:table-row>
        <table:table-row>
          <table:table-cell table:style-name="ce1" office:value-type="string">
            <text:p>Porto Torres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3338">
            <text:p>8.3338</text:p>
          </table:table-cell>
          <table:table-cell table:style-name="ce1" office:value-type="float" office:value="40.9513">
            <text:p>40.9513</text:p>
          </table:table-cell>
          <table:table-cell table:style-name="ce1" office:value-type="string">
            <text:p>8.3338,40.9513</text:p>
          </table:table-cell>
        </table:table-row>
        <table:table-row>
          <table:table-cell table:style-name="ce1" office:value-type="string">
            <text:p>Primorsk, Koivisto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28.622">
            <text:p>28.622</text:p>
          </table:table-cell>
          <table:table-cell table:style-name="ce1" office:value-type="float" office:value="60.3589">
            <text:p>60.3589</text:p>
          </table:table-cell>
          <table:table-cell table:style-name="ce1" office:value-type="string">
            <text:p>28.622,60.3589</text:p>
          </table:table-cell>
        </table:table-row>
        <table:table-row>
          <table:table-cell table:style-name="ce1" office:value-type="string">
            <text:p>Pusan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752365">
            <text:p>129.0752365</text:p>
          </table:table-cell>
          <table:table-cell table:style-name="ce1" office:value-type="float" office:value="35.179978">
            <text:p>35.179978</text:p>
          </table:table-cell>
          <table:table-cell table:style-name="ce1" office:value-type="string">
            <text:p>129.0752365,35.179978</text:p>
          </table:table-cell>
        </table:table-row>
        <table:table-row>
          <table:table-cell table:style-name="ce1" office:value-type="string">
            <text:p>Qingda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0.3189">
            <text:p>120.3189</text:p>
          </table:table-cell>
          <table:table-cell table:style-name="ce1" office:value-type="float" office:value="36.0696">
            <text:p>36.0696</text:p>
          </table:table-cell>
          <table:table-cell table:style-name="ce1" office:value-type="string">
            <text:p>120.3189,36.0696</text:p>
          </table:table-cell>
        </table:table-row>
        <table:table-row>
          <table:table-cell table:style-name="ce1" office:value-type="string">
            <text:p>Rade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27697">
            <text:p>10.27697</text:p>
          </table:table-cell>
          <table:table-cell table:style-name="ce1" office:value-type="float" office:value="36.7744">
            <text:p>36.7744</text:p>
          </table:table-cell>
          <table:table-cell table:style-name="ce1" office:value-type="string">
            <text:p>10.27697,36.7744</text:p>
          </table:table-cell>
        </table:table-row>
        <table:table-row>
          <table:table-cell table:style-name="ce1" office:value-type="string">
            <text:p>Ras Lanuf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41732">
            <text:p>18.41732</text:p>
          </table:table-cell>
          <table:table-cell table:style-name="ce1" office:value-type="float" office:value="30.58686">
            <text:p>30.58686</text:p>
          </table:table-cell>
          <table:table-cell table:style-name="ce1" office:value-type="string">
            <text:p>18.41732,30.58686</text:p>
          </table:table-cell>
        </table:table-row>
        <table:table-row>
          <table:table-cell table:style-name="ce1" office:value-type="string">
            <text:p>Rio de Janeiro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2.756">
            <text:p>-42.756</text:p>
          </table:table-cell>
          <table:table-cell table:style-name="ce1" office:value-type="float" office:value="-22.239">
            <text:p>-22.239</text:p>
          </table:table-cell>
          <table:table-cell table:style-name="ce1" office:value-type="string">
            <text:p>-42.756,-22.239</text:p>
          </table:table-cell>
        </table:table-row>
        <table:table-row>
          <table:table-cell table:style-name="ce1" office:value-type="string">
            <text:p>Salalah</text:p>
          </table:table-cell>
          <table:table-cell table:style-name="ce1" office:value-type="string">
            <text:p>Oman</text:p>
          </table:table-cell>
          <table:table-cell/>
          <table:table-cell table:style-name="ce1" office:value-type="float" office:value="54.0957066">
            <text:p>54.0957066</text:p>
          </table:table-cell>
          <table:table-cell table:style-name="ce1" office:value-type="float" office:value="17.0148202">
            <text:p>17.0148202</text:p>
          </table:table-cell>
          <table:table-cell table:style-name="ce1" office:value-type="string">
            <text:p>54.0957066,17.0148202</text:p>
          </table:table-cell>
        </table:table-row>
        <table:table-row>
          <table:table-cell table:style-name="ce1" office:value-type="string">
            <text:p>Sale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7637">
            <text:p>14.7637</text:p>
          </table:table-cell>
          <table:table-cell table:style-name="ce1" office:value-type="float" office:value="40.6864">
            <text:p>40.6864</text:p>
          </table:table-cell>
          <table:table-cell table:style-name="ce1" office:value-type="string">
            <text:p>14.7637,40.6864</text:p>
          </table:table-cell>
        </table:table-row>
        <table:table-row>
          <table:table-cell table:style-name="ce1" office:value-type="string">
            <text:p>Santa Panag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97">
            <text:p>15.2797</text:p>
          </table:table-cell>
          <table:table-cell table:style-name="ce1" office:value-type="float" office:value="37.1086">
            <text:p>37.1086</text:p>
          </table:table-cell>
          <table:table-cell table:style-name="ce1" office:value-type="string">
            <text:p>15.2797,37.1086</text:p>
          </table:table-cell>
        </table:table-row>
        <table:table-row>
          <table:table-cell table:style-name="ce1" office:value-type="string">
            <text:p>Santos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6.29">
            <text:p>-46.29</text:p>
          </table:table-cell>
          <table:table-cell table:style-name="ce1" office:value-type="float" office:value="-23.8643">
            <text:p>-23.8643</text:p>
          </table:table-cell>
          <table:table-cell table:style-name="ce1" office:value-type="string">
            <text:p>-46.29,-23.8643</text:p>
          </table:table-cell>
        </table:table-row>
        <table:table-row>
          <table:table-cell table:style-name="ce1" office:value-type="string">
            <text:p>Savannah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1.098">
            <text:p>-81.098</text:p>
          </table:table-cell>
          <table:table-cell table:style-name="ce1" office:value-type="float" office:value="31.9996">
            <text:p>31.9996</text:p>
          </table:table-cell>
          <table:table-cell table:style-name="ce1" office:value-type="string">
            <text:p>-81.098,31.9996</text:p>
          </table:table-cell>
        </table:table-row>
        <table:table-row>
          <table:table-cell table:style-name="ce1" office:value-type="string">
            <text:p>Savona-Vad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4555">
            <text:p>8.4555</text:p>
          </table:table-cell>
          <table:table-cell table:style-name="ce1" office:value-type="float" office:value="44.2661">
            <text:p>44.2661</text:p>
          </table:table-cell>
          <table:table-cell table:style-name="ce1" office:value-type="string">
            <text:p>8.4555,44.2661</text:p>
          </table:table-cell>
        </table:table-row>
        <table:table-row>
          <table:table-cell table:style-name="ce1" office:value-type="string">
            <text:p>Shanghai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4915">
            <text:p>121.4915</text:p>
          </table:table-cell>
          <table:table-cell table:style-name="ce1" office:value-type="float" office:value="31.2246">
            <text:p>31.2246</text:p>
          </table:table-cell>
          <table:table-cell table:style-name="ce1" office:value-type="string">
            <text:p>121.4915,31.2246</text:p>
          </table:table-cell>
        </table:table-row>
        <table:table-row>
          <table:table-cell table:style-name="ce1" office:value-type="string">
            <text:p>Shekou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9161">
            <text:p>113.9161</text:p>
          </table:table-cell>
          <table:table-cell table:style-name="ce1" office:value-type="float" office:value="22.4715">
            <text:p>22.4715</text:p>
          </table:table-cell>
          <table:table-cell table:style-name="ce1" office:value-type="string">
            <text:p>113.9161,22.4715</text:p>
          </table:table-cell>
        </table:table-row>
        <table:table-row>
          <table:table-cell table:style-name="ce1" office:value-type="string">
            <text:p>Sidi Kerir Terminal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6734">
            <text:p>29.6734</text:p>
          </table:table-cell>
          <table:table-cell table:style-name="ce1" office:value-type="float" office:value="31.0516">
            <text:p>31.0516</text:p>
          </table:table-cell>
          <table:table-cell table:style-name="ce1" office:value-type="string">
            <text:p>29.6734,31.0516</text:p>
          </table:table-cell>
        </table:table-row>
        <table:table-row>
          <table:table-cell table:style-name="ce1" office:value-type="string">
            <text:p>Singapore</text:p>
          </table:table-cell>
          <table:table-cell table:style-name="ce1" office:value-type="string">
            <text:p>Singapore</text:p>
          </table:table-cell>
          <table:table-cell/>
          <table:table-cell table:style-name="ce1" office:value-type="float" office:value="103.85283">
            <text:p>103.85283</text:p>
          </table:table-cell>
          <table:table-cell table:style-name="ce1" office:value-type="float" office:value="1.29063">
            <text:p>1.29063</text:p>
          </table:table-cell>
          <table:table-cell table:style-name="ce1" office:value-type="string">
            <text:p>103.85283,1.29063</text:p>
          </table:table-cell>
        </table:table-row>
        <table:table-row>
          <table:table-cell table:style-name="ce1" office:value-type="string">
            <text:p>Skikda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6.89998164">
            <text:p>6.89998164</text:p>
          </table:table-cell>
          <table:table-cell table:style-name="ce1" office:value-type="float" office:value="36.8804219">
            <text:p>36.8804219</text:p>
          </table:table-cell>
          <table:table-cell table:style-name="ce1" office:value-type="string">
            <text:p>6.89998164,36.8804219</text:p>
          </table:table-cell>
        </table:table-row>
        <table:table-row>
          <table:table-cell table:style-name="ce1" office:value-type="string">
            <text:p>Tangier Med</text:p>
          </table:table-cell>
          <table:table-cell table:style-name="ce1" office:value-type="string">
            <text:p>Marocco</text:p>
          </table:table-cell>
          <table:table-cell/>
          <table:table-cell table:style-name="ce1" office:value-type="float" office:value="-5.7878">
            <text:p>-5.7878</text:p>
          </table:table-cell>
          <table:table-cell table:style-name="ce1" office:value-type="float" office:value="35.7913">
            <text:p>35.7913</text:p>
          </table:table-cell>
          <table:table-cell table:style-name="ce1" office:value-type="string">
            <text:p>-5.7878,35.7913</text:p>
          </table:table-cell>
        </table:table-row>
        <table:table-row>
          <table:table-cell table:style-name="ce1" office:value-type="string">
            <text:p>Tanjong Pelepas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3.54571">
            <text:p>103.54571</text:p>
          </table:table-cell>
          <table:table-cell table:style-name="ce1" office:value-type="float" office:value="1.3570015">
            <text:p>1.3570015</text:p>
          </table:table-cell>
          <table:table-cell table:style-name="ce1" office:value-type="string">
            <text:p>103.54571,1.3570015</text:p>
          </table:table-cell>
        </table:table-row>
        <table:table-row>
          <table:table-cell table:style-name="ce1" office:value-type="string">
            <text:p>Tarant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7.2997">
            <text:p>17.2997</text:p>
          </table:table-cell>
          <table:table-cell table:style-name="ce1" office:value-type="float" office:value="40.4618">
            <text:p>40.4618</text:p>
          </table:table-cell>
          <table:table-cell table:style-name="ce1" office:value-type="string">
            <text:p>17.2997,40.4618</text:p>
          </table:table-cell>
        </table:table-row>
        <table:table-row>
          <table:table-cell table:style-name="ce1" office:value-type="string">
            <text:p>Tarrag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1.2546057">
            <text:p>1.2546057</text:p>
          </table:table-cell>
          <table:table-cell table:style-name="ce1" office:value-type="float" office:value="41.1172364">
            <text:p>41.1172364</text:p>
          </table:table-cell>
          <table:table-cell table:style-name="ce1" office:value-type="string">
            <text:p>1.2546057,41.1172364</text:p>
          </table:table-cell>
        </table:table-row>
        <table:table-row>
          <table:table-cell table:style-name="ce1" office:value-type="string">
            <text:p>Tartou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8851686">
            <text:p>35.8851686</text:p>
          </table:table-cell>
          <table:table-cell table:style-name="ce1" office:value-type="float" office:value="34.8936203">
            <text:p>34.8936203</text:p>
          </table:table-cell>
          <table:table-cell table:style-name="ce1" office:value-type="string">
            <text:p>35.8851686,34.8936203</text:p>
          </table:table-cell>
        </table:table-row>
        <table:table-row>
          <table:table-cell table:style-name="ce1" office:value-type="string">
            <text:p>Termini Imerese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7101">
            <text:p>13.7101</text:p>
          </table:table-cell>
          <table:table-cell table:style-name="ce1" office:value-type="float" office:value="37.9872">
            <text:p>37.9872</text:p>
          </table:table-cell>
          <table:table-cell table:style-name="ce1" office:value-type="string">
            <text:p>13.7101,37.9872</text:p>
          </table:table-cell>
        </table:table-row>
        <table:table-row>
          <table:table-cell table:style-name="ce1" office:value-type="string">
            <text:p>Tess/Hartlepool</text:p>
          </table:table-cell>
          <table:table-cell table:style-name="ce1" office:value-type="string">
            <text:p>England</text:p>
          </table:table-cell>
          <table:table-cell/>
          <table:table-cell table:style-name="ce1" office:value-type="float" office:value="-1.2031">
            <text:p>-1.2031</text:p>
          </table:table-cell>
          <table:table-cell table:style-name="ce1" office:value-type="float" office:value="54.6947">
            <text:p>54.6947</text:p>
          </table:table-cell>
          <table:table-cell table:style-name="ce1" office:value-type="string">
            <text:p>-1.2031,54.6947</text:p>
          </table:table-cell>
        </table:table-row>
        <table:table-row>
          <table:table-cell table:style-name="ce1" office:value-type="string">
            <text:p>Tianjin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1980785">
            <text:p>117.1980785</text:p>
          </table:table-cell>
          <table:table-cell table:style-name="ce1" office:value-type="float" office:value="39.1235635">
            <text:p>39.1235635</text:p>
          </table:table-cell>
          <table:table-cell table:style-name="ce1" office:value-type="string">
            <text:p>117.1980785,39.1235635</text:p>
          </table:table-cell>
        </table:table-row>
        <table:table-row>
          <table:table-cell table:style-name="ce1" office:value-type="string">
            <text:p>Tincan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4922">
            <text:p>3.34922</text:p>
          </table:table-cell>
          <table:table-cell table:style-name="ce1" office:value-type="float" office:value="6.43433">
            <text:p>6.43433</text:p>
          </table:table-cell>
          <table:table-cell table:style-name="ce1" office:value-type="string">
            <text:p>3.34922,6.43433</text:p>
          </table:table-cell>
        </table:table-row>
        <table:table-row>
          <table:table-cell table:style-name="ce1" office:value-type="string">
            <text:p>Tokyo</text:p>
          </table:table-cell>
          <table:table-cell table:style-name="ce1" office:value-type="string">
            <text:p>Japan</text:p>
          </table:table-cell>
          <table:table-cell/>
          <table:table-cell table:style-name="ce1" office:value-type="float" office:value="139.7685224">
            <text:p>139.7685224</text:p>
          </table:table-cell>
          <table:table-cell table:style-name="ce1" office:value-type="float" office:value="35.6800712">
            <text:p>35.6800712</text:p>
          </table:table-cell>
          <table:table-cell table:style-name="ce1" office:value-type="string">
            <text:p>139.7685224,35.6800712</text:p>
          </table:table-cell>
        </table:table-row>
        <table:table-row>
          <table:table-cell table:style-name="ce1" office:value-type="string">
            <text:p>Tripoli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1800117">
            <text:p>13.1800117</text:p>
          </table:table-cell>
          <table:table-cell table:style-name="ce1" office:value-type="float" office:value="32.8925">
            <text:p>32.8925</text:p>
          </table:table-cell>
          <table:table-cell table:style-name="ce1" office:value-type="string">
            <text:p>13.1800117,32.8925</text:p>
          </table:table-cell>
        </table:table-row>
        <table:table-row>
          <table:table-cell table:style-name="ce1" office:value-type="string">
            <text:p>Tuapse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9.07206">
            <text:p>39.07206</text:p>
          </table:table-cell>
          <table:table-cell table:style-name="ce1" office:value-type="float" office:value="44.09864">
            <text:p>44.09864</text:p>
          </table:table-cell>
          <table:table-cell table:style-name="ce1" office:value-type="string">
            <text:p>39.07206,44.09864</text:p>
          </table:table-cell>
        </table:table-row>
        <table:table-row>
          <table:table-cell table:style-name="ce1" office:value-type="string">
            <text:p>Tuni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8479">
            <text:p>10.18479</text:p>
          </table:table-cell>
          <table:table-cell table:style-name="ce1" office:value-type="float" office:value="36.80011">
            <text:p>36.80011</text:p>
          </table:table-cell>
          <table:table-cell table:style-name="ce1" office:value-type="string">
            <text:p>10.18479,36.80011</text:p>
          </table:table-cell>
        </table:table-row>
        <table:table-row>
          <table:table-cell table:style-name="ce1" office:value-type="string">
            <text:p>Valenci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0.3525">
            <text:p>-0.3525</text:p>
          </table:table-cell>
          <table:table-cell table:style-name="ce1" office:value-type="float" office:value="39.4228">
            <text:p>39.4228</text:p>
          </table:table-cell>
          <table:table-cell table:style-name="ce1" office:value-type="string">
            <text:p>-0.3525,39.4228</text:p>
          </table:table-cell>
        </table:table-row>
        <table:table-row>
          <table:table-cell table:style-name="ce1" office:value-type="string">
            <text:p>Veracruz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6.1242">
            <text:p>-96.1242</text:p>
          </table:table-cell>
          <table:table-cell table:style-name="ce1" office:value-type="float" office:value="19.2105">
            <text:p>19.2105</text:p>
          </table:table-cell>
          <table:table-cell table:style-name="ce1" office:value-type="string">
            <text:p>-96.1242,19.2105</text:p>
          </table:table-cell>
        </table:table-row>
        <table:table-row>
          <table:table-cell table:style-name="ce1" office:value-type="string">
            <text:p>Xiame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8.1537">
            <text:p>118.1537</text:p>
          </table:table-cell>
          <table:table-cell table:style-name="ce1" office:value-type="float" office:value="24.5029">
            <text:p>24.5029</text:p>
          </table:table-cell>
          <table:table-cell table:style-name="ce1" office:value-type="string">
            <text:p>118.1537,24.5029</text:p>
          </table:table-cell>
        </table:table-row>
        <table:table-row>
          <table:table-cell table:style-name="ce1" office:value-type="string">
            <text:p>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7433">
            <text:p>117.7433</text:p>
          </table:table-cell>
          <table:table-cell table:style-name="ce1" office:value-type="float" office:value="38.9788">
            <text:p>38.9788</text:p>
          </table:table-cell>
          <table:table-cell table:style-name="ce1" office:value-type="string">
            <text:p>117.7433,38.9788</text:p>
          </table:table-cell>
        </table:table-row>
        <table:table-row>
          <table:table-cell table:style-name="ce1" office:value-type="string">
            <text:p>Yantian Huangd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283">
            <text:p>114.283</text:p>
          </table:table-cell>
          <table:table-cell table:style-name="ce1" office:value-type="float" office:value="22.5841">
            <text:p>22.5841</text:p>
          </table:table-cell>
          <table:table-cell table:style-name="ce1" office:value-type="string">
            <text:p>114.283,22.5841</text:p>
          </table:table-cell>
        </table:table-row>
        <table:table-row>
          <table:table-cell table:style-name="ce1" office:value-type="string">
            <text:p>Yuzhnyy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1.1114">
            <text:p>31.1114</text:p>
          </table:table-cell>
          <table:table-cell table:style-name="ce1" office:value-type="float" office:value="46.6255">
            <text:p>46.6255</text:p>
          </table:table-cell>
          <table:table-cell table:style-name="ce1" office:value-type="string">
            <text:p>31.1114,46.6255</text:p>
          </table:table-cell>
        </table:table-row>
        <table:table-row>
          <table:table-cell table:style-name="ce1" office:value-type="string">
            <text:p>Zawia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7224">
            <text:p>12.7224</text:p>
          </table:table-cell>
          <table:table-cell table:style-name="ce1" office:value-type="float" office:value="32.7706">
            <text:p>32.7706</text:p>
          </table:table-cell>
          <table:table-cell table:style-name="ce1" office:value-type="string">
            <text:p>12.7224,32.7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20:19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Stefano Sabatini</meta:initial-creator>
    <dc:creator>Stefano </dc:creator>
    <meta:creation-date>2014-01-30T10:52:27Z</meta:creation-date>
    <dc:date>2014-02-01T20:31:36</dc:date>
    <meta:editing-duration>PT28M24S</meta:editing-duration>
    <meta:editing-cycles>4</meta:editing-cycles>
    <meta:document-statistic meta:table-count="2" meta:cell-count="741" meta:object-count="0"/>
  </office:meta>
</office:document-meta>
</file>